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icu_drugnam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EICU DRUG NAME</text:p>
          </table:table-cell>
          <table:table-cell office:value-type="string" calcext:value-type="string">
            <text:p>Vasopressor?</text:p>
          </table:table-cell>
          <table:table-cell office:value-type="string" calcext:value-type="string">
            <text:p>Confirm</text:p>
          </table:table-cell>
        </table:table-row>
        <table:table-row table:style-name="ro1">
          <table:table-cell office:value-type="string" calcext:value-type="string">
            <text:p>DOBUTAMINE HCL <text:s text:c="240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PAMINE HCL <text:s text:c="242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INEPHRINE <text:s text:c="243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PINEPHRINE HCL <text:s text:c="239"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VOPHED BITARTRATE <text:s text:c="235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ODRINE HCL <text:s text:c="241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RINONE IN 5% DEXTROSE <text:s text:c="230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RINONE LACTATE <text:s text:c="237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RINONE LACTATE/DEXTROSE 5 % IN WATER <text:s text:c="215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EPINEPHRINE BITAR-0.9% NACL <text:s text:c="224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EPINEPHRINE BITARTRATE <text:s text:c="229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-DAY VAGINAL CREAM <text:s text:c="23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-AMINOPYRIDINE <text:s text:c="23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 + D <text:s text:c="24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ACAVIR <text:s text:c="24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ACAVIR SULFATE <text:s text:c="23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ACAVIR SULFATE/LAMIVUDINE <text:s text:c="22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ACAVIR-LAMIVUDINE-ZIDOVUDINE <text:s text:c="22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ATACEPT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ILIFY <text:s text:c="24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ILIFY DISCMELT <text:s text:c="23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IRATERONE ACETATE <text:s text:c="23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RAXANE <text:s text:c="24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REVA <text:s text:c="24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AMPROSATE CALCIUM <text:s text:c="23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APELLA <text:s text:c="24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ARBOSE <text:s text:c="24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OLATE <text:s text:c="24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-CHEK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-CHEK COMPACT <text:s text:c="23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NEB <text:s text:c="24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PRIL <text:s text:c="24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RETIC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BUTOLOL HCL <text:s text:c="24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ON <text:s text:c="24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PHEN <text:s text:c="24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TADOTE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TADRYL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TAMINOPH-CAFF-DIHYDROCODEIN <text:s text:c="22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TAMINOPHEN <text:s text:c="24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TAMINOPHEN 8 HOUR <text:s text:c="23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TAMINOPHEN ER <text:s text:c="23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TAMINOPHEN ES <text:s text:c="23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TAMINOPHEN EXTRA STRENGTH <text:s text:c="22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TAMINOPHEN PM <text:s text:c="23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TAMINOPHEN W-CODEINE <text:s text:c="23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TAMINOPHEN WITH CODEINE PHOSPHATE <text:s text:c="21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TAMINOPHEN-BUTALBITAL <text:s text:c="23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TAMINOPHEN-CODEINE <text:s text:c="23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TAMINOPHEN-DIPHENHYDRAMINE <text:s text:c="22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TAMINOPHEN/CAFFEINE <text:s text:c="23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TAMINOPHEN/DIPHENHYDRAMINE HCL <text:s text:c="22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TAZOLAMIDE <text:s text:c="24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TIC ACID <text:s text:c="24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TIC ACID/HYDROCORTISONE <text:s text:c="22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TOHYDROXAMIC ACID <text:s text:c="23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TYL L-CARNITINE <text:s text:c="23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TYLCHOLINE CHLORIDE <text:s text:c="23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TYLCYSTEINE <text:s text:c="24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IDOPHILUS <text:s text:c="24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IDOPHILUS-PECTIN <text:s text:c="23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IPHEX <text:s text:c="24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URA TEST STRIPS <text:s text:c="23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YCLOVIR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YCLOVIR SODIUM <text:s text:c="23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YCLOVIR/HYDROCORTISONE <text:s text:c="23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ERALL <text:s text:c="24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ERALL XR <text:s text:c="24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RIAMYCIN <text:s text:c="24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IRBORNE <text:s text:c="24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KWA TEARS <text:s text:c="24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BUTEROL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BUTEROL SULFATE <text:s text:c="23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BUTEROL SULFATE HFA <text:s text:c="23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LODIPINE BES/OLMESARTAN MED <text:s text:c="22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LODIPINE BESILATE <text:s text:c="23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LODIPINE BESYLATE <text:s text:c="23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LODIPINE BESYLATE-BENAZEPRIL <text:s text:c="22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LODIPINE BESYLATE/ATORVASTATIN CALCIUM <text:s text:c="21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LODIPINE BESYLATE/BENAZEPRIL HCL <text:s text:c="22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LODIPINE BESYLATE/OLMESARTAN MEDOXOMIL <text:s text:c="21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LODIPINE BESYLATE/VALSARTAN <text:s text:c="22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LODIPINE BESYLATE/VALSARTAN/HYDROCHLOROTHIAZIDE <text:s text:c="20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LODIPINE-ATORVASTATIN <text:s text:c="23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MONIA <text:s text:c="24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MONIUM ALUM <text:s text:c="24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MONIUM LACTATE <text:s text:c="23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TIFUNGAL CREAM <text:s text:c="23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TIHEMOPHILIC FACTOR VIII (PLASMA/ALBUMIN-FREE) <text:s text:c="20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TIOXIDANT <text:s text:c="24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TIOXIDANT COMBO #12/OMEGA-3/DHA/EPA/LUTEIN/ZEAXANTHIN <text:s text:c="19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TIOXIDANT MULTIVIT #10/OMEGA-3/DHA/EPA/LUTEIN/ZEAXANTHIN <text:s text:c="19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TIOXIDANT VITAMINS <text:s text:c="23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PLE CIDER VINEGAR <text:s text:c="23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GININE <text:s text:c="24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GININE/GLUTAMINE/CALCIUM BETA-HYDROXY-BETA-METHYLBUTYRATE <text:s text:c="19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SENIC <text:s text:c="24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THRITIS PAIN <text:s text:c="24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THRITIS PAIN RELIEF <text:s text:c="23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THRITIS PAIN RELIEVER <text:s text:c="23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THROTEC 50 <text:s text:c="24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THROTEC 75 <text:s text:c="24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TIFICIAL TEARS <text:s text:c="23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CORBATE CALCIUM <text:s text:c="23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CORBIC ACID <text:s text:c="24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CORBIC ACID WITH RH <text:s text:c="23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CORBIC ACID/ASCORBATE CALCIUM <text:s text:c="22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CORBIC ACID/VITAMIN E <text:s text:c="23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PIRIN <text:s text:c="24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PIRIN BUFFERED <text:s text:c="23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PIRIN EC <text:s text:c="24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PIRIN-ACETAMINPHEN-CAFFEINE <text:s text:c="22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PIRIN-CAFFEINE <text:s text:c="23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PIRIN/ACETAMINOPHEN <text:s text:c="23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PIRIN/ACETAMINOPHEN/CAFFEINE <text:s text:c="22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PIRIN/ACETAMINOPHEN/MAGNESIUM/ALUMINUM HYDROXIDE/CAFFEINE <text:s text:c="19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PIRIN/DIPYRIDAMOLE <text:s text:c="23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PIRIN/SALICYLAMIDE/ACETAMINOPHEN/CAFFEINE <text:s text:c="21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PIRIN/SODIUM BICARBONATE/CITRIC ACID <text:s text:c="21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ZATHIOPRINE <text:s text:c="24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ZATHIOPRINE SODIUM <text:s text:c="23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ZITHROMYCIN <text:s text:c="24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 COMPLETE <text:s text:c="24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 COMPLEX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 COMPLEX # 1 <text:s text:c="24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 COMPLEX 100 <text:s text:c="24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 COMPLEX WITH B-12 <text:s text:c="23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 COMPLEX WITH VITAMIN C <text:s text:c="23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 COMPLEX-FOLIC ACID <text:s text:c="23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-100 COMPLEX <text:s text:c="24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-12 <text:s text:c="25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-12 DOTS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-50 COMPLEX <text:s text:c="24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-6 <text:s text:c="25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-COMPLEX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-COMPLEX + C <text:s text:c="24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-COMPLEX PLUS VITAMIN C <text:s text:c="23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-COMPLEX W/VITAMIN C <text:s text:c="23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CID <text:s text:c="24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CITRACIN <text:s text:c="24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CITRACIN ZINC <text:s text:c="23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CITRACIN-POLYMYXIN <text:s text:c="23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L B-100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ZA ANTIFUNGAL <text:s text:c="23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D MICROTAINER LANCETS <text:s text:c="23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LLADONNA <text:s text:c="24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LLADONNA-OPIUM <text:s text:c="23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LLADONNA-PHENOBARBITAL <text:s text:c="23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ADRYL <text:s text:c="24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ADRYL ALLERGY <text:s text:c="23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ADRYL ALLERGY PLUS COLD <text:s text:c="22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AZEPRIL HCL <text:s text:c="24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AZEPRIL HCL/HYDROCHLOROTHIAZIDE <text:s text:c="22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AZEPRIL-HYDROCHLOROTHIAZIDE <text:s text:c="22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EOMYCIN SULFATE <text:s text:c="23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MPHENIRAMINE MALEATE/PHENYLEPHRINE HCL/CARBETAPENTANE CIT <text:s text:c="194"/>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PRENORPHINE <text:s text:c="24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PRENORPHINE HCL <text:s text:c="23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PRENORPHINE HCL/NALOXONE HCL <text:s text:c="22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PRENORPHINE-NALOXONE <text:s text:c="23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PROBAN <text:s text:c="24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FFEINE <text:s text:c="24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AMINE <text:s text:c="24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AMINE PHENOLATED <text:s text:c="23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AMINE/ZINC OXIDE <text:s text:c="23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<text:s text:c="24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+ D <text:s text:c="24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+ D3 <text:s text:c="24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+ VIT D <text:s text:c="23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+ VIT D &amp; K <text:s text:c="23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+ VIT D3 <text:s text:c="23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+ VITAMIN D &amp; K <text:s text:c="23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+ VITAMIN D3 <text:s text:c="23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+D &amp; MINERALS <text:s text:c="23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1000 + D3 <text:s text:c="23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500 <text:s text:c="24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500 + D <text:s text:c="23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500 + VIT D <text:s text:c="23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500 + VIT D3 <text:s text:c="23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500 + VITAMIN D <text:s text:c="23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600 + D <text:s text:c="23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600 + D3 <text:s text:c="23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600 + VIT D <text:s text:c="23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600 + VIT D3 <text:s text:c="23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600 + VITAMIN D <text:s text:c="23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600+D &amp; MINERALS <text:s text:c="23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600+D PLUS <text:s text:c="23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600+D3 PLUS <text:s text:c="23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600+MINERALS <text:s text:c="23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ACETATE <text:s text:c="23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ANTACID <text:s text:c="23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ASCORBATE <text:s text:c="23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ARB/D3/SOY ISOFLAV/HORSETAIL EXTRACT/LACTOBACILLUS <text:s text:c="19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ARB/VIT D3/MAG OX/ZINC/COPPER/MANGANESE/MG BORATE <text:s text:c="19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ARB&amp;CITRATE/VITAMIN D3/MINERAL COMB NO.34/GENISTEIN <text:s text:c="19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ARBONATE <text:s text:c="23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ARBONATE &amp; CITRATE/CHOLECALCIFEROL (VIT D3) <text:s text:c="20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ARBONATE &amp; CITRATE/MAG COMB NO.12/CHOLECALCIFEROL <text:s text:c="19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ARBONATE &amp; CITRATE/VITAMIN D3/PHYTOSTEROL <text:s text:c="20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ARBONATE &amp; GLUCONATE/MAGNESIUM OXIDE &amp; GLUCONATE <text:s text:c="19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ARBONATE &amp; LACTATE-CHOLECALCIFEROL (VITAMIN D3) <text:s text:c="19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ARBONATE AND CITRATE/CHOLECALCIFEROL (VIT D3) <text:s text:c="20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ARBONATE AND CITRATE/MAGNESIUM OXIDE <text:s text:c="20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ARBONATE W/VITAMIN D <text:s text:c="22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ARBONATE,CALCIUM GLUCONATE/ERGOCALCIFEROL (VIT D2) <text:s text:c="19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ARBONATE/CHOLECALCIFEROL (VIT D3)/MINERALS <text:s text:c="20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ARBONATE/CHOLECALCIFEROL (VITAMIN D3) <text:s text:c="20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ARBONATE/D3/MAG #11/ZINC/CUPRIC SU/MANGANESE/BORON <text:s text:c="19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ARBONATE/ERGOCALCIFEROL (VIT D2)/SOYBEAN <text:s text:c="20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ARBONATE/ERGOCALCIFEROL (VITAMIN D2) <text:s text:c="20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ARBONATE/MAGNESIUM CARBONATE <text:s text:c="21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ARBONATE/MAGNESIUM OXIDE <text:s text:c="22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ARBONATE/MAGNESIUM OXIDE/CHOLECALCIFEROL (VIT D3) <text:s text:c="19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ARBONATE/MULTIVITAMIN <text:s text:c="22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ARBONATE/VIT D3/MAG OX/ZINC/COPPER/MANGANESE/BORON <text:s text:c="19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ARBONATE/VIT D3/MAGNESIUM OX &amp; STEARATE/ZINC SULF <text:s text:c="19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ARBONATE/VIT D3/MAGNESIUM OXIDE/FOLIC ACID/VIT K <text:s text:c="19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ARBONATE/VITAMIN B COMPLEX/FOLIC ACID <text:s text:c="20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ARBONATE/VITAMIN D3/ARGININE/INOSITOL/SILICON <text:s text:c="20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ARBONATE/VITAMIN D3/MAG COMB 11/ZINC SULFATE <text:s text:c="20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ARBONATE/VITAMIN D3/MAGNESIUM OXIDE/ZINC OXIDE <text:s text:c="19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HLORIDE <text:s text:c="23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IT/MAGNESIUM/D3/ZINC OX/COPPER GLUC/MANGANESE/BORON <text:s text:c="19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IT/VIT D3/VIT K/MAG OX/STRONTIUM CIT/SODIUM BORATE <text:s text:c="19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ITRATE <text:s text:c="23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ITRATE - VITAMIN D <text:s text:c="22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ITRATE - VITAMIN D3 <text:s text:c="22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ITRATE + D <text:s text:c="23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ITRATE +VIT D3 <text:s text:c="23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ITRATE- VITAMIN D <text:s text:c="22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ITRATE-VITAMIN D <text:s text:c="22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ITRATE/CHOLECALCIFEROL (VIT D3)/ISOFLAVONONES NO.2 <text:s text:c="19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ITRATE/CHOLECALCIFEROL (VITAMIN D3) <text:s text:c="21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CITRATE/MAGNESIUM OX/VIT D2/MANGANESE/BORON/SILICA <text:s text:c="19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DISODIUM VERSENATE <text:s text:c="22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GLUCONATE <text:s text:c="23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LACTATE <text:s text:c="23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MAGNESIUM <text:s text:c="23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MAGNESIUM + D <text:s text:c="23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PANTOTHENATE <text:s text:c="23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PHOS/MAGNESIUM HYDROXIDE/VIT C &amp; D3/PHOSPHORUS <text:s text:c="20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PHOSPHATE <text:s text:c="23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PHOSPHATE, DIBASIC/CHOLECALCIFEROL (VITAMIN D3) <text:s text:c="19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PLUS <text:s text:c="24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PLUS VITAMIN D <text:s text:c="23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POLYCARBOPHIL <text:s text:c="23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SULFATE <text:s text:c="23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 WITH VITAMIN D <text:s text:c="23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-MAGNESIUM <text:s text:c="23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-MAGNESIUM-ZINC <text:s text:c="23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-VITAMIN D <text:s text:c="23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-VITAMIN D-MINERALS <text:s text:c="22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-VITAMIN D3 <text:s text:c="23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/FOLIC ACID/MULTIVITAMIN W-MINERALS <text:s text:c="21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/MAGNESIUM OXIDE/CHOLECALCIFEROL (VITAMIN D3) <text:s text:c="20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/VITAMIN E/FOLIC ACID/PYRIDOXINE/HERBAL DRUGS <text:s text:c="20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CIUM+D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PTOPRIL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BIDOPA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BIDOPA-LEVODOPA <text:s text:c="23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BIDOPA-LEVODOPA ER <text:s text:c="23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BIDOPA-LEVODOPA-ENTACAPONE <text:s text:c="22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BIDOPA/LEVODOPA <text:s text:c="23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BIDOPA/LEVODOPA/ENTACAPONE <text:s text:c="22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BOPLATIN <text:s text:c="24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BOXYMETHYLCELLULOSE <text:s text:c="23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BOXYMETHYLCELLULOSE SODIUM <text:s text:c="22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BOXYMETHYLCELLULOSE SODIUM/GLYCERIN/POLYSORBATE 80 <text:s text:c="20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DAMOM OIL <text:s text:c="24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LERY SEED OIL <text:s text:c="23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LORPHENIRAMINE MAL/PHENYLEPHRINE/D-METHORPHAN HB/ASPIRIN <text:s text:c="196"/>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ORPHENIRAMINE MALEATE/PHENYLEPHRINE BITARTRATE/ASPIRIN <text:s text:c="197"/>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RITHROMYCIN <text:s text:c="24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INDAMYCIN HCL <text:s text:c="23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INDAMYCIN PALMITATE HCL <text:s text:c="22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INDAMYCIN PHOS-BENZOYL PEROX <text:s text:c="22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INDAMYCIN PHOSPHATE <text:s text:c="23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INDAMYCIN-BENZOYL PEROXIDE <text:s text:c="22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 Q-10 <text:s text:c="24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 Q10 <text:s text:c="24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AL TAR <text:s text:c="24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CAINE HCL <text:s text:c="24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CONUT OIL <text:s text:c="24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D LIVER OIL <text:s text:c="24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DEINE PHOSPHATE <text:s text:c="23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DEINE SULF <text:s text:c="24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DEINE SULFATE <text:s text:c="23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LY-MYCIN M PARENTERAL <text:s text:c="23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LY-MYCIN S <text:s text:c="24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LYTE WITH FLAVOR PACKETS <text:s text:c="22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LYTE WITH FLAVOR PACKS <text:s text:c="23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PPER <text:s text:c="24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Q-10 <text:s text:c="24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Q10 <text:s text:c="24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RAL CALCIUM <text:s text:c="24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NBERRY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NBERRY CONC. &amp; FRUIT/BACILLUS COAGULANS/C/CALCIUM PHOS <text:s text:c="19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NBERRY CONCENTRATE <text:s text:c="23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NBERRY EXTRACT <text:s text:c="23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NBERRY FRUIT CONCENTRATE <text:s text:c="22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NBERRY FRUIT CONCENTRATE/ASCORBIC ACID <text:s text:c="21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NBERRY JUICE <text:s text:c="23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NBERRY PLUS VITAMIN C <text:s text:c="23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NBERRY-PROBIOTIC <text:s text:c="23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EAM BASE NO.101 <text:s text:c="23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EATININE <text:s text:c="24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URCUMIN <text:s text:c="24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STEINE <text:s text:c="24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3 + K2 DOTS <text:s text:c="24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3-2000 <text:s text:c="24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3-50 <text:s text:c="24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ILY MULTIPLE <text:s text:c="24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ILY MULTIVITAMIN <text:s text:c="23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ILY VALUE <text:s text:c="24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ILY VITAMIN <text:s text:c="24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ILY VITAMIN FORMULA <text:s text:c="23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ILY VITE <text:s text:c="24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PTOMYCIN <text:s text:c="24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APER <text:s text:c="24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APER RASH OINTMENT <text:s text:c="23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PHENHYDRAMINE HCL/PHENYLEPHRINE HCL/ACETAMINOPHEN <text:s text:c="203"/>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ALAPRIL MALEATE <text:s text:c="23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ALAPRIL MALEATE/HYDROCHLOROTHIAZIDE <text:s text:c="21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ALAPRIL-HYDROCHLOROTHIAZIDE <text:s text:c="22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ALAPRILAT <text:s text:c="24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PIPEN <text:s text:c="24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PIPEN 2-PAK <text:s text:c="24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RYTHROMYCIN <text:s text:c="24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RYTHROMYCIN BASE <text:s text:c="23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RYTHROMYCIN ETHYLSUCCINATE <text:s text:c="22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YE DROP TEARS <text:s text:c="24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YE DROPS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SFOMYCIN TROMETHAMINE <text:s text:c="23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SINOPRIL SODIUM <text:s text:c="23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RAMYCIN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UAIFENESIN-PHENYLEPHRINE <text:s text:c="22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YPOTEARS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OPTO TEARS <text:s text:c="24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DOCAINE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DOCAINE HCL <text:s text:c="24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DOCAINE HCL VISCOUS <text:s text:c="23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DOCAINE HCL/BENZALKONIUM CHLORIDE/ALCOHOL <text:s text:c="21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DOCAINE HCL/GLYCERIN <text:s text:c="23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DOCAINE-HYDROCORTISONE <text:s text:c="23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DOCAINE-PRILOCAINE <text:s text:c="23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DOCAINE/ALOE VERA <text:s text:c="23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DOCAINE/PRILOCAINE <text:s text:c="23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DOCAINE/TRANSPARENT DRESSING <text:s text:c="22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DOCREAM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DODERM <text:s text:c="24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DOPATCH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QUITEARS <text:s text:c="24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INOPRIL <text:s text:c="24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INOPRIL-HYDROCHLOROTHIAZIDE <text:s text:c="22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INOPRIL/HYDROCHLOROTHIAZIDE <text:s text:c="22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SOPROSTOL <text:s text:c="24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EXIPRIL HCL <text:s text:c="24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EXIPRIL-HYDROCHLOROTHIAZIDE <text:s text:c="22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ISTURE EYES <text:s text:c="24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NOPRIL <text:s text:c="24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RPHINE SULF-D5W <text:s text:c="23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RPHINE SULFATE <text:s text:c="23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RPHINE SULFATE ER <text:s text:c="23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TION RELIEF <text:s text:c="24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TRIN <text:s text:c="24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TRIN IB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TRIN PM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UTH CLEANSER <text:s text:c="24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UTHWASH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CINEX <text:s text:c="24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CINEX COLD <text:s text:c="24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CINEX COUGH <text:s text:c="24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CINEX D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CINEX DM <text:s text:c="24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COSA <text:s text:c="24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 COMPLETE-IRON <text:s text:c="23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 FOR HER <text:s text:c="24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 VITAMIN DAILY <text:s text:c="23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 VITAMINS WITH FLUORIDE <text:s text:c="22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-12 <text:s text:c="24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-DAY VITAMINS <text:s text:c="23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-DELYN <text:s text:c="24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-VITAMIN <text:s text:c="24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-VITAMIN DAILY <text:s text:c="23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-VITAMIN W-FLUORIDE-IRON <text:s text:c="22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-VITE <text:s text:c="24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GEN <text:s text:c="24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HANCE <text:s text:c="24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LEX <text:s text:c="24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LEX-T-M WITH MINERALS <text:s text:c="22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PLE DAILY W/MINERALS <text:s text:c="22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PLE VITAMIN <text:s text:c="23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PLE VITAMINS <text:s text:c="23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 W-CA, MIN/IRON CHELATE/FA/LUTEIN/HERBAL #179 <text:s text:c="20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 W-MIN/IRON FUMARATE/FOLIC ACID/VIT K/GREEN TEA XT <text:s text:c="19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 WITH CALCIUM, IRON, AND OTHER MINERALS <text:s text:c="20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 WITH MIN/IRON/FOLIC ACID/K/D3/CHOLINE/DHA/FISH OIL <text:s text:c="19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, CA, MINERALS/FERROUS GLUCONATE/FOLIC ACID/BIOTIN <text:s text:c="19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, CALCIUM, IRON,MINERALS/FOLIC ACID/HERB COMPLEX 145 <text:s text:c="19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,CALCIUM,IRON,MINERALS/FOLIC ACID/GUARANA, CAFFEINE <text:s text:c="19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L <text:s text:c="24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L PLATINUM <text:s text:c="23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L PLATINUM SILVER <text:s text:c="22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 <text:s text:c="24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 12 <text:s text:c="23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 AND FLUORIDE <text:s text:c="22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 INFUSION, ADULT NO.2 WITHOUT VITAMIN K <text:s text:c="20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 W-CA &amp; MINERALS/IRON FUMARATE/FOLIC ACID/VIT K <text:s text:c="19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 W-MINERALS/FERROUS FUMARATE/FA/OMEGA 3,6,9 #3 <text:s text:c="19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 W-MINERALS/FERROUS GLUCONATE <text:s text:c="21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 W-MINERALS/LUTEIN <text:s text:c="22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 WITH CALCIUM, MINERALS/IRON/FOLIC ACID/LUTEIN <text:s text:c="19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 WITH FLUORIDE <text:s text:c="22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 WITH FOLIC ACID <text:s text:c="22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 WITH IRON AND OTHER MINERALS <text:s text:c="21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 WITH IRON,OTHER MINERALS/FOLIC ACID/BIOTIN <text:s text:c="19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 WITH MINERALS <text:s text:c="22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 WITH MINERALS/FOLIC ACID <text:s text:c="21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 WITH MINERALS/FOLIC ACID/LYCOPENE <text:s text:c="20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-MINERAL/HERBAL COMPLEX NO.208/BETA-SITOSTEROL <text:s text:c="19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-MINERALS NO.5/FOLIC ACID <text:s text:c="21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,STRESS FORMULA/ZINC <text:s text:c="22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,THERAPEUTIC <text:s text:c="23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/ZINC OXIDE <text:s text:c="23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S <text:s text:c="24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S W-CALCIUM-IRON <text:s text:c="22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S W-FLUORIDE-IRON <text:s text:c="22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S W-MINERALS COMBINATION NO.20/IRON/FOLIC ACID <text:s text:c="19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S WITH CALCIUM, MINERALS/FOLIC ACID <text:s text:c="20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S WITH FLUORIDE <text:s text:c="22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S WITH IRON <text:s text:c="23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S WITH MIN NO.6/FOLIC ACID/LUTEIN/LYCOP/UBIDECAR <text:s text:c="19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S WITH MINERALS <text:s text:c="22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S-A,B,D,E,K,ZN <text:s text:c="22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S,THER W-MINERALS <text:s text:c="22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AMINS,THERAPEUTIC <text:s text:c="22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S W-CA, OTHER MIN/FOLIC ACID/HERBAL COMPLEX NO.157 <text:s text:c="19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S, IRON, MINERALS COMBO NO #4, FOLIC ACID <text:s text:c="20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S,STRESS FORMULA <text:s text:c="23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TIVITS,TH W-CA,FE,OTH MIN <text:s text:c="22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TURAL BALANCE TEARS <text:s text:c="23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TURAL FIBER <text:s text:c="24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TURAL TEARS <text:s text:c="24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TURE'S TEARS <text:s text:c="24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O-SYNEPHRINE <text:s text:c="240"/>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O-SYNEPHRINE 12 HOUR <text:s text:c="232"/>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OMYCIN <text:s text:c="24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OMYCIN SULF/BACITRACIN ZINC/POLYMYXIN B SULF/PRAMOXINE HCL <text:s text:c="19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OMYCIN SULFATE <text:s text:c="23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OMYCIN SULFATE/POLYMYXIN B SULFATE <text:s text:c="21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OMYCIN SULFATE/POLYMYXIN B SULFATE/HYDROCORTISONE <text:s text:c="20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OMYCIN-BACITRACIN-POLY-HC <text:s text:c="22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OMYCIN-POLYMYXIN-DEXAMETH <text:s text:c="22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OMYCIN-POLYMYXIN-HYDROCORT <text:s text:c="22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OSPORIN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OSPORIN + PAIN RELIEF <text:s text:c="23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OMOMYCIN SULFATE <text:s text:c="23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INDOPRIL ERBUMINE <text:s text:c="23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ENYLEPHRINE HCL <text:s text:c="237"/>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NYLEPHRINE HCL/ACETAMINOPHEN <text:s text:c="223"/>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NYLEPHRINE HCL/ACETAMINOPHEN/CHLORPHENIRAMINE <text:s text:c="206"/>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NYLEPHRINE HCL/PYRILAMINE MALEATE <text:s text:c="218"/>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NYLEPHRINE-BROMPHENIRAMIN <text:s text:c="226"/>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AMATINE <text:s text:c="244"/>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METHAZINE-PHENYLEPHRINE <text:s text:c="228"/>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ILAMINE-PHENYLEPHRINE <text:s text:c="230"/>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NAPRIL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INAPRIL HCL <text:s text:c="24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INAPRIL HCL/HYDROCHLOROTHIAZIDE <text:s text:c="22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INAPRIL-HYDROCHLOROTHIAZIDE <text:s text:c="22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MIPRIL <text:s text:c="24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FRESH <text:s text:c="24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FRESH CELLUVISC <text:s text:c="23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FRESH CLASSIC <text:s text:c="23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FRESH DRY EYE THERAPY <text:s text:c="23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FRESH LACRI-LUBE <text:s text:c="23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FRESH OPTIVE <text:s text:c="24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FRESH P.M. <text:s text:c="24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FRESH PLUS <text:s text:c="24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FRESH TEARS <text:s text:c="24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ARS AGAIN <text:s text:c="24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ARS NATURALE <text:s text:c="24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BRAMYCIN <text:s text:c="24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BRAMYCIN SULFATE <text:s text:c="23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BRAMYCIN-DEXAMETHASONE <text:s text:c="23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BRAMYCIN/DEXAMETHASONE <text:s text:c="23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BREX <text:s text:c="24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NDOLAPRIL <text:s text:c="24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IPROLIDINE HCL/PHENYLEPHRINE HCL/DEXTROMETHORPHAN HBR <text:s text:c="199"/>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PLUE LANCETS <text:s text:c="23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UEPLUS GLUCOSE <text:s text:c="23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UFORM COMPRESSION STOCKING <text:s text:c="22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LENOL <text:s text:c="24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LENOL 8 HOUR <text:s text:c="24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LENOL ARTHRITIS <text:s text:c="23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LENOL COLD &amp; FLU SEVERE <text:s text:c="22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LENOL COLD SEVERE CONGESTION <text:s text:c="22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LENOL EXTRA STRENGTH <text:s text:c="23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LENOL EXTRA STRENGTH ARTHRIT <text:s text:c="22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LENOL PM <text:s text:c="24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LENOL PM EXTRA STRENGTH <text:s text:c="22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LENOL W/CODEINE NO.3 <text:s text:c="23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LENOL-CODEINE NO.3 <text:s text:c="23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LENOL-CODEINE NO.4 <text:s text:c="23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NCOMYCIN <text:s text:c="24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NCOMYCIN HCL <text:s text:c="24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NCOMYCIN IN 0.9% SODIUM CHLORIDE <text:s text:c="22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NICREAM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BRAMYCIN <text:s text:c="24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CKS DAYQUIL <text:s text:c="24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CKS DAYQUIL SEVERE COLD-FLU <text:s text:c="22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CKS NYQUIL <text:s text:c="24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CKS NYQUIL COUGH <text:s text:c="23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CKS NYQUIL SEVERE COLD-FLU <text:s text:c="22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CKS VAPORUB <text:s text:c="24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<text:s text:c="24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&amp; MINERAL <text:s text:c="23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A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A &amp; D <text:s text:c="24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A AND D <text:s text:c="23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A PALMITATE <text:s text:c="23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A/ASCORBIC ACID/VITAMIN E/SELENIUM <text:s text:c="21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A/CHOLECALCIFEROL (VITAMIN D3) <text:s text:c="21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A/VITAMIN E/AVOBENZONE/OCTINOXATE/HYDROQUINONE <text:s text:c="20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AND MINERALS <text:s text:c="23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B COMP &amp;C/FERROUS FUMARATE/FOLIC ACID/VIT D3/ZINC OX <text:s text:c="19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B COMP AND C/CALCIUM CARBONATE <text:s text:c="21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B COMP AND C/FOLIC ACID/ZINC <text:s text:c="21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B COMP AND VIT C NO.6 <text:s text:c="22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B COMP W-C/CALCIUM CARBONATE <text:s text:c="218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B COMP W-C/FOLIC ACID/ZINC <text:s text:c="22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B COMPLEX <text:s text:c="23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B COMPLEX &amp; VIT C NO.3 <text:s text:c="22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B COMPLEX &amp; VIT C NO.4 <text:s text:c="22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B COMPLEX NO.12/NIACINAMIDE <text:s text:c="21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B COMPLEX WITH VITAMIN C NO.10/FOLIC ACID <text:s text:c="20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B COMPLEX/FOLIC ACID <text:s text:c="22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B COMPLEX/VIT B12 <text:s text:c="22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B COMPLEX#11/FOLIC ACID/ASCORBIC ACID/BIOTIN/ZN OXID <text:s text:c="19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B-1 <text:s text:c="24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B-100 COMPLEX <text:s text:c="23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B-12 <text:s text:c="24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B-2 <text:s text:c="24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B-50 COMPLEX <text:s text:c="23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B-6 <text:s text:c="24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B-COMPLEX &amp; C <text:s text:c="23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B12 <text:s text:c="24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B12-FOLIC ACID <text:s text:c="23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B12-INTRINSIC FACTOR <text:s text:c="226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C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C COUGH DROPS <text:s text:c="23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C W/ROSE HIPS <text:s text:c="23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C WITH ROSE HIPS <text:s text:c="23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C/VITAMIN E (DL,TOCOPHERYL ACET)/LUTEIN/COPPER/ZNOX <text:s text:c="19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D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D-3 <text:s text:c="243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D-400 <text:s text:c="241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D2 <text:s text:c="24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D3 <text:s text:c="244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D3 COMPLETE <text:s text:c="23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E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E (DL-ALPHA TOCOPHERYL ACETATE) <text:s text:c="21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E ACETATE <text:s text:c="237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E ACETATE/AVOBENZONE/OCTINOXATE/HYDROQUINONE <text:s text:c="202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E SUCCINATE <text:s text:c="23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K <text:s text:c="24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-D + OMEGA-3 <text:s text:c="235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S A &amp; D <text:s text:c="240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S A,C,E-MINERALS-HERBAL COMPLEX NO.147 <text:s text:c="209"/>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ITRET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LIDINIUM BROMIDE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EMR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GAL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VAS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VELLA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NE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PLUS MET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S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LAR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ZONE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LAT CC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LIMUMAB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PALEN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CIRC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FOVIR DIPIVOXIL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MPAS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IPEX-P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XA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ULT LOW DOSE ASPIRIN EC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ULT ROBITUSSIN PEAK COLD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ULT TUSSIN DM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ACLEAR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AIR DISKUS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AIR HFA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ICOR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IL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IL ALLERGY-CONGESTION RLF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IL COLD &amp; SINUS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IL PM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O OTIC HC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OCHAMBER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OCHAMBER PLUS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 <text:s text:c="25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INITOR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LIBERCEPT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LURIA 2012-2013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IN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NOX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YL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MSCO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 SEB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VERT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WAY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ENDAZOL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UKED-25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UM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UMIN (HUMAN)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UMINAR-25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UTE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CAIN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CLOMETASONE DIPROPIONATE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CORTIN A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DACTAZID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DACTON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DAR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DOMET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DOSTERON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NDRONATE SODIUM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VE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VE SINUS &amp; HEADACHE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VE-D SINUS &amp; COLD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FALF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FUZOSIN HC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GN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MT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SKIREN HEMIFUMARATE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KA-SELTZER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DAY ALLERGY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GR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GRA-D 12 HOUR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GRA-D 24 HOUR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R-TEC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RCLEAR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RGY MULTI-SYMPTOM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VY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VYN CAVITY DRESSING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OPURINOL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OPURINOL SODIUM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CRI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E VERA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E VESTA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GLIPTIN BENZOATE/METFORMIN HCL <text:s text:c="22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GLIPTIN BENZOATE/PIOGLITAZONE HCL <text:s text:c="21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PHEN PILLS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XI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 LIPOIC ACID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-LIPOIC ACID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GA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GAN P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AZOLAM ER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ROSTADIL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REX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ABA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ACE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ALUB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AVERA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EPLAS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ERA NEBULIZER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OPREV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 POWDER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-MAG HYDROXIDE-SIMETHICONE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UM ACETATE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UM HYDROXIDE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UM MONOSTEARATE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ESCO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IMOPA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NTADI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NTADINE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RYL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IE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IEN CR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RISENTAN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GE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DAT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KAC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KACIN SULFATE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LORIDE HC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LORIDE HCL/HYDROCHLOROTHIAZIDE <text:s text:c="22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LORIDE-HYDROCHLOROTHIAZIDE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NO ACID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NO ACIDS/PROTEIN HYDROLYSATE <text:s text:c="22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NO ACIDS/PROTEIN HYDROLYSATE/FIBER <text:s text:c="21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NO ACIDS/PROTEIN SUPPLEMENT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NOCAPROIC ACID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ODARONE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TIZ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TRIPTYLINE HCL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TRIPTYLINE HCL/CHLORDIAZEPOXIDE <text:s text:c="22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LACT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X TR-POTASSIUM CLAVULANATE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XAPIN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XICILLIN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XICILLIN-CLAVULANATE ER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XICILLIN-CLAVULANATE POT ER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XICILLIN-CLAVULANATE POTASS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XICILLIN/POTASSIUM CLAVULANATE <text:s text:c="22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PHETAMINE SALT COMBO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PHOTERICIN B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PICILLIN SODIUM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PYR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RIX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TURNID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YTAL SODIUM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BAR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FRANI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GRELIDE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PRAM ADVANCED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PRO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SPAZ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STROZOL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BESO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EF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OBO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ODERM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OGE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OID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RO ELLIPTA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ABUS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ACID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ACID PLUS ANTI-GAS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AR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PYRI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PYRINE-BENZOCAINE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VER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CORT-HC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OL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OL-HC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DR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XABA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LISO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ACLONIDINE HCL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EMILAST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EPITANT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I <text:s text:c="25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ISO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ODIN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 CAR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CE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DEKS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PHOR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SOL A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ORA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LAST NP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NESP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VA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INOXA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FORMOTEROL TARTRATE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CEPT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MIDEX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PIPRAZOL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STOSPA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XTR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 BRAC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DAFINIL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UR THYROID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IC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MAS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EMETHER/LUMEFANTRINE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HRI-FLEX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-BUTALB-CAFFEINE-CODEINE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COL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COL HD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OMP WITH CODEIN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ENAPINE MALEAT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ANE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ARAGINAS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ARTAM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ERCREM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IR 81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IR-LOW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IR-TRI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L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PRO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HMANEFRIN REFILL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RAGALUS EXTRACT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BEX DHA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CAND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CAND HCT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RAX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ZANAVIR SULFATE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ELVI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ENOLO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ENOLOL-CHLORTHALIDONE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ENOLOL/CHLORTHALIDONE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ENO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IVA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OXETINE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VASTATIN CALCIUM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VAQUO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AC-TAI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IPL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OPIN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OPINE CAR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OPINE SULF-NS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OPINE SULFATE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OPINE SULFATE IN 0.9 % SODIUM CHLORIDE <text:s text:c="21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OVEN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OVENT HFA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PULGIT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BAGIO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MENT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O <text:s text:c="25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ODE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ID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NDAMET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NDARY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NDI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PRO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R-E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R-E LS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ST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ENO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LOX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IANE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INZ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ODART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ONEX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ERT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D <text:s text:c="25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RO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TINIB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GEST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R <text:s text:c="25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R SALI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R SALINE NASAL NETIRINSE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ACITIDIN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ACTAM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ACTAM-ISO-OSMOTIC DEXTROSE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ASIT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LAIC ACID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LASTINE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LASTINE HCL/FLUTICASONE PROPIONATE <text:s text:c="21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LECT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LSARTAN MEDOXOMIL/CHLORTHALIDONE <text:s text:c="21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O <text:s text:c="25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O CRANBERRY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OPT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OR <text:s text:c="25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TREONAM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LFIDI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ILLUS COAGULANS/CALCIUM CARBONATE <text:s text:c="21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ILLUS COAGULANS/INULIN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LOFE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MI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TRIM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TRIM DS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TROBA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TROBAN NASA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CALIN/CATECHIN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SALAZIDE DISODIUM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SAM PERU/CASTOR OIL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OPHE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ZEL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CLUD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H OI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YER ADVANCED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YER CHEWABL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YER PM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 <text:s text:c="25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NO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LOMETHASONE DIPROPIONATE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ONASE AQ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 POLLE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IMUMAB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VIQ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DAMUSTINE HCL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ECALORI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EFIBER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GAY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ICAR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ICAR HCT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LYSTA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OXINATE HCL/FLUORESCEIN SODIUM <text:s text:c="22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TYL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ZAC AC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ZACL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ZOCAI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ZOCAINE/MENTHOL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ZONATAT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ZOYL PEROXIDE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ZTROPINE MESYLAT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ZYL BENZOATE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IFLOXACIN HCL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IVANC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 1,3 GLUCAN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 CAR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 CAROTEN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 GLUCAN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-CAROTEN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DIN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GA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HISTIN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IN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METHASON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METHASONE DIPROPIONATE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METHASONE DIPROPIONATE/PROPYLENE GLYCOL <text:s text:c="21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METHASONE VALERATE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PAC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SERO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XOLOL HC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HANECHOL CHLORID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IMO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OPTIC S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ACIZUMAB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YAZ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AXI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ALUTAMID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DIL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FER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FIDOBACTERIUM ANIMALIS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FIDOBACTERIUM BIFIDUM/BIFIDOBACTERIUM LONGUM <text:s text:c="20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FIDOBACTERIUM INFANTIS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BERRY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MATOPROST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OSTO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FLAVONOID CITRUS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FLAVONOID, LEMON/VITAMIN B COMP W-C <text:s text:c="21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FLE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FREEZ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TEN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TENE MOISTURIZING MOUTH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TI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TIN PLUS-CALCIUM &amp; VIT D3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A-LAX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ABOLO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AC-EVAC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ACODY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ACODYL/SODIUM CHLOR/SODIUM BICARB/POTASSIUM CHL/PEG 3350 <text:s text:c="19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COLAX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MATRO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MUTH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MUTH SUBSALICYLATE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MUTH TRIBROMOPHENATE/PETROLATUM,WHITE <text:s text:c="21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OPROLOL FUMARA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OPROLOL FUMARATE/HYDROCHLOROTHIAZIDE <text:s text:c="21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OPROLOL-HYDROCHLOROTHIAZIDE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VALIRUDIN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COHOSH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COHOSH ROOT EXTRACT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PH-10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PHAMID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 GLUCOSE TEST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 GLUCOSE TEST STRIP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 SUGAR DIAGNOSTIC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INE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IV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TRIL PDM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ST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ST HIGH PROTEIN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ST PLUS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AGE OIL/FISH OIL (ANCHOVY,SARDINE)/FRUCTOSE/SOY LECITHIN <text:s text:c="19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IC ACID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TEZOMIB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ULIF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WELLIA SERRATA EXTRACT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OX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DREAUXS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O ELLIPTA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WER'S YEAST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LINTA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MONIDINE TARTRAT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MONIDINE TARTRATE/TIMOLOL MALEATE <text:s text:c="21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TELLIX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ZOLAMID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MDAY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MELA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MFED DM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MFENAC SODIUM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MOCRIPTINE MESYLATE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VAN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E GUM FLAVOR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EPRION SR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ESONID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ESONIDE EC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ESONIDE, MICRONIZED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ESONIDE/FORMOTEROL FUMARATE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ED ASPIRIN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METANID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MEX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IVACAINE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ROPION HBR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ROPION HC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ROPION HCL SR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ROPION XL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PAR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PIRONE HC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ABARBITAL SODIUM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ALB-ACETAMINOPH-CAFF-CODEIN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ALB-CAFF-ACETAMINOPH-CODEIN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ALBITAL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ALBITAL COMPOUND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ALBITAL-ACETAMINOPHEN-CAFFE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ALBITAL-ASPIRIN-CAFFEINE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ALBITAL/ACETAMINOPHEN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ALBITAL/ACETAMINOPHEN/CAFFEINE <text:s text:c="22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ORPHANOL TARTRAT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RANS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DUREO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ETT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TOLIC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500 MG TIMED RELEASED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-1000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 ESTERASE INHIBITOR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 CARBONATE/MAG OXIDE/VITAMIN D3/VIT B12/FA/VIT B6/BORON <text:s text:c="19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 COMB NO.1/VITAMIN D3/PYRIDOXINE HCL/FA/VIT B12/ALOE VERA <text:s text:c="19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RGOLIN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DEXOMER IODINE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DUET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 MAG ZINC + D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-CITRAT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-GES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ADRY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AN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AN SR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ARB 600 WITH VITAMIN D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I-CHEW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IDO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IFEROL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IPOTRIEN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IPOTRIOL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ITONIN-SALMON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ITONIN,SALMON,SYNTHETIC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ITRAT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ITRATE + VIT D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ITRIOL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MME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MOSEPTIN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PHRO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TRAT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TRATE 600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TRATE 600 + D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TRATE 600+D PLUS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TRATE-600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HO-PHENIQUE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HOR &amp; PHENOL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HOR/EUCALYPTUS/MENTHOL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RA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GLIFLOZIN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GLIFLOZIN/METFORMIN HCL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S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DESARTAN CILEXETIL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DESARTAN-HYDROCHLOROTHIAZID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CET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ECITABIN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AIC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AICIN/MENTHOL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C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FAT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BAMAZEPIN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BAMAZEPINE XR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BAMID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BAMIDE PEROXIDE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BATRO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ENE I.V.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ENE SR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IAM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IO OMEGA BENEFITS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IO TEA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IOSTEROL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IOTEK-RX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IZEM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IZEM CD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IZEM LA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IZEM SR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UR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URA XL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FILZOMIB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IMUNE NF NANOFILTERED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ISOPRODOL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MOL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NITOR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INGTON MOISTURE BARRIER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TIA XT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VEDILOL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VEDILOL PHOSPHAT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CARA SAGRADA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ODE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POFUNGIN ACETA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OR OIL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'S CLAW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FLAM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PRES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PRES-TTS 1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PRES-TTS 2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PRES-TTS 3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HETER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HFLO ACTIVASE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VILO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YENN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FACLOR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FADROXIL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FAZOL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FAZOLIN SODIUM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FDINIR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FEPIM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FEPIME HCL/DEXTROSE 5 % IN WATER <text:s text:c="22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FPODOXIME PROXETIL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FPROZI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FTAROLINE FOSAMIL ACETATE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FTAZIDIM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FTI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FTRIAXON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FUROXIM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FUROXIME AXETIL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EBREX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ECOXIB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EX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ACEFAT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CEP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ULOS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AM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AL VIT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AVITES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UM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UM COMPLETE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UM SILVER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UM SILVER ULTRA MEN'S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UM SILVER ULTRA WOMEN'S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UM ULTRA MEN'S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UM ULTRA WOMEN'S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URY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PACO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PACOL SENSATIONS COOLING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PACOL SORE THROAT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PASTA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PHALEXI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IDES 1,3,6-11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EBY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EFOL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EFOLIN NAC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OVIT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A PLUS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A VIT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AVITE SENIOR-ANTIOXIDANT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AVITE-ANTIOXIDANT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APHI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IRI-D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IRIZINE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RAXA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VIMELINE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TI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COA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ATUSSIN AC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A SEED OI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'S ASPIRIN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 TUSS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R-TRIMETON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RAMBUCIL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RAMPHENICO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RASEPTIC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RASEPTIC SORE THROAT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RDIAZEPOXIDE HCL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RDIAZEPOXIDE-AMITRIPTYLINE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RELLA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RHEXIDIN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RHEXIDINE GLUCONATE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RHEXIDINE GLUCONATE/GLYCERIN/HYDROXYETHYLCELLULOSE <text:s text:c="20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ROPHYLL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ROQUINE PHOSPHATE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ROTHIAZID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ROXYLENOL/PRAMOXINE HCL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RPHENIRAMINE MALEATE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RPHENIRAMINE/DEXTROMETHORPHAN/ACETAMINOPHEN/GUAIFENESIN <text:s text:c="19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RPROMAZINE HCL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RTABS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RTHALIDON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RZOXAZON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LECALCIFEROL (VIT D3)/FOLIC ACID <text:s text:c="21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LECALCIFEROL (VIT D3)/SOY ISOFLAVONE <text:s text:c="21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LECALCIFEROL (VIT D3)/VITAMIN E ACETATE/SAFFLOWER OIL <text:s text:c="19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LECALCIFEROL (VIT D3)/VITAMIN K2 <text:s text:c="21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LECALCIFEROL (VITAMIN D3)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LECALCIFEROL/FOLIC ACID/RIBOFLAVIN/PYRIDOXINE HCL/VIT B12 <text:s text:c="19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LEST OFF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LESTYRAMIN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LESTYRAMINE (WITH SUGAR)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LESTYRAMINE LIGHT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LESTYRAMINE/ASPARTAME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LINE CITRATE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NDROITIN SULFA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NDROITIN SULFATE A SODIUM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OMELIN COMPLEXION BLENDER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OMIUM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OMIUM PICOLINA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ALIS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LESONID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LOPIROX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DER VINEGAR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OSTAZOL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OXA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METIDI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MZI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NACALCET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NNAMO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NNAMON BARK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NNAMON BARK/CHROMIUM PICOLINATE <text:s text:c="22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NNAMON BARK/CHROMIUM PICOLINATE/ALPHA LIPOIC ACID <text:s text:c="20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NNAMON OIL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RO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RO HC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RODEX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ROFLOXACIN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ROFLOXACIN HCL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ROFLOXACIN HCL/DEXAMETHASONE <text:s text:c="22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PLAT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 HBR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LOPRAM HYDROBROMIDE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ACA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ACAL + BONE DENSITY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ACAL + D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ACAL + D MAXIMUM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ACAL-VIT D + MAGNESIUM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ACAL-VITAMIN D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ANATAL 90 DHA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ANATAL RX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ATE OF MAGNESIA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IC ACID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OM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UCE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 <text:s text:c="25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FOAM EF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NEX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T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TIN-D 12 HOUR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TIN-D 24 HOUR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 EYES COMPLE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C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DINIUM BROMID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AR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NDA-DERM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NDACIN ETZ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NDAGE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NORI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BAZAM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BETASOL EMOLLIENT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BETASOL EMULSION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BETASOL PROPIONATE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BEX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MID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MIPRAMINE HCL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NAZEPAM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NIDIN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NIDINE HC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NIDINE HCL/PF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PIDOGREL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PIDOGREL BISULFATE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RAZEPATE DIPOTASSIUM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TRIM ANTIFUNGAL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TRIMAZOL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TRIMAZOLE AF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TRIMAZOLE-BETAMETHASONE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PIN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ZARI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L 8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-GESIC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ITUSS DM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ZYME Q-10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ZYME Q10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ENT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A FLAVOR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ACE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AZA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CHICI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CHICINE/PROBENECID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CRYS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AND HOT PAIN-RELIEF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ESEVELAM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ESTID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ESTIPOL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ISTIMETHAT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ISTIN (AS COLISTIMETHATE SODIUM) <text:s text:c="21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AGE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AGENAS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AGENASE CLOSTRIDIUM HISTOLYTICUM <text:s text:c="21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COR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 HERBAL CLEANSER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STOMY BAG, NON-STERILE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IGA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IVENT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IVENT RESPIMAT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IVIR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CT COMPRESSOR NEBULIZER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ZIN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RA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TE MULTI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TE MULTIVITAMIN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X B-100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RESSION SOCKS, LARGE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RESSION STOCKING, KNEE HIGH, LONG LENGTH, MEDIUM <text:s text:c="20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RO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TA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EPT DHA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ERTA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ULOS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I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ZIP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A HYDROPHILIC FOAM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AXON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ARON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G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G CR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GARD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CID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MAX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CTO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AID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F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IFOAM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ISON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ISPORIN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IZONE 10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AMIN ASU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AMIN DS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OPT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OPT PF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AB 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GH SYRUP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MAD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ZAAR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ON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SOL (M)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STOR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IC-AID CLEAR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ZOTINIB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FELEMER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MOLYN SODIUM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TAMITO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-PLUS-PROTEIN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BIC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TURELL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IVAT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ANIDE ANTIDOTE PACKAGE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ANOCOBAL-LEVOMEF-PYRIDOXINE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ANOCOBALAMIN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ANOCOBALAMIN (VITAMIN B-12)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ANOCOBALAMIN INJECTION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ANOCOBALAMIN/FOLIC ACID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AFEM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BENZAPRINE HCL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GY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MYDRIL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NTOLATE HCL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HOSPHAMIDE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SERIN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SE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SPORIN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SPORINE MODIFIED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ALTA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PROHEPTADINE HCL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STAGO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STEAMINE BITARTRATE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STEX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TO B-2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TOMEGALOVIRUS IMMUNE GLOBULN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TOME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TOTEC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TOVEN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TOXA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TRA-2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MANNOS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BIGATRAN ETEXILATE MESYLATE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BRAFENIB MESYLA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ARBAZIN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OGE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KIN'S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BAVANCIN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FAMPRIDIN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IRESP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TEPARIN SODIUM,PORCINE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AZO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TRIUM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TROLENE SODIUM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PAGLIFLOZIN PROPANEDIOL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PSON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APRIM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BEPOETIN ALFA IN ALBUMN SOL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BEPOETIN ALFA IN POLYSORBATE 80 <text:s text:c="22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IFENACIN HYDROBROMIDE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UNAVIR ETHANOLAT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NORUBICIN CITRATE LIPOSOMAL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PRO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TRANA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AVP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ROX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ADRO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AMETHYLCYCLOPENTASILOXANE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UBI VIT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SEA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RASIROX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ARELIX ACETAT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TESTRYL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SYM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SYM COUGH RELIEF PLUS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D3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SON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ZICO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ADE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ECLOCYCLINE HCL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ERO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AVIR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OSUMAB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TA 5000 PLUS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ACO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ADE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AKEN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AKOT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AKOTE ER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AKOTE SPRINKL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LI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O-ESTRADIO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O-MEDROL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O-PROVERA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O-TESTOSTERON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MA SOOTH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MACERI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MOPLAST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MOTIC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NE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FERA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PRAMINE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T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LORATADIN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MOPRESSIN (NON-REFRIGERATED) <text:s text:c="22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MOPRESSIN ACETAT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MOPRESSIN ACETATE (NON-REFRIGERATED) <text:s text:c="21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OGESTREL-ETHINYL ESTRADIOL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ONAT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ONID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OWE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OXIMETASON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VENLAFAXIN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VENLAFAXINE SUCCINATE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YRE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ACHOL ADHESIVE REMOVER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ROL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ROL LA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4 GLUCOS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AMETHASON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AMETHASONE SODIUM PHOSPHATE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ASO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BROMPHEN-PSEUDOEPHEDRINE-DEXTROMETHORPHAN <text:s text:c="21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EDRIN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ILAN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LANSOPRAZOLE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METHYLPHENIDATE HCL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TRAN 40 IN 0.9 % SODIUM CHLORIDE <text:s text:c="21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TRAN 70/HYPROMELLOSE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TROAMPHETAMINE SULF-SACCHARATE/AMPHETAMINE SULF-ASPARTATE <text:s text:c="19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TROAMPHETAMINE SULFATE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TROAMPHETAMINE-AMPHET ER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TROAMPHETAMINE-AMPHETAMINE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TROMETHORPHAN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TROMETHORPHAN HBR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TROMETHORPHAN HBR/ACETAMINOPHEN/DOXYLAMINE <text:s text:c="20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TROMETHORPHAN HBR/PROMETHAZINE HCL <text:s text:c="21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TROMETHORPHAN HBR/QUINIDINE SULFATE <text:s text:c="21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TROMETHORPHAN POLISTIREX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TROS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TROSE 5 % AND 0.9 % SODIUM CHLORIDE <text:s text:c="21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TROSE 50 % IN WATER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A <text:s text:c="25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A COMPLET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EA <text:s text:c="25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 TAR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BET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BETIC SUPPLIES,MISCELL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BETISOURCE AC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LYVIT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LYVITE 3000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LYVITE VITAMIN D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MOD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MOX SEQUELS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NEAL PD-2 W-2.5% DEXTROSE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STAT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ZEPAM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ZOXID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BENZYLIN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HLORALPHENAZONE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LEGIS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LOFENAC EPOLAMIN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LOFENAC POTASSIUM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LOFENAC SODIUM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LOFENAC SODIUM ER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LOFENAC SODIUM/MISOPROSTOL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LOXACILLIN SODIUM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YCLOMINE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TARY SUPPLEMENT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LUCA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LUNISAL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LUPREDNAT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AZ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ESTIVE ENZYME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EK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EX GOLD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OX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OX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HYDRO-P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HYDROERGOTAMINE MESYLATE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ACOR XR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ANT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ANTIN-125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ATRATE-SR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AUDID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T-CD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T-XR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TIA XT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TIAZEM 12HR ER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TIAZEM 24HR CD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TIAZEM 24HR ER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TIAZEM ER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TIAZEM HC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TIAZEM XR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ENHYDRINAT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ETAPP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ETHICON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CTO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VA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VAN HCT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HENCYPRON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HENHIST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HENHYDRAMINE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HENHYDRAMINE CITRATE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HENHYDRAMINE HCL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HENHYDRAMINE HCL IN 0.9 % SODIUM CHLORIDE <text:s text:c="21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HENHYDRAMINE HCL/ZINC ACETATE <text:s text:c="22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HENOXYLATE HCL/ATROPINE SULFATE <text:s text:c="22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HENOXYLATE-ATROPINE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ROLEN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YRIDAMOL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OPYRAMIDE PHOSPHATE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ULFIRAM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TROPA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TROPAN XL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RIL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ALPROEX SODIUM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ALPROEX SODIUM ER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A MEDICATED COLLECTION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-Q-LAC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-Q-LAX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ETAXE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OSAHEXANOIC ACID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OSANO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 LIQUID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 SOFT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SATE CALCIUM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SATE SODIUM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FETILID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K <text:s text:c="25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K PLUS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OGE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OPHINE HC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UTEGRAVIR SODIUM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EBORO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 <text:s text:c="25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PEZIL HC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ATA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RNASE ALFA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RYX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RZOLAMIDE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RZOLAMIDE HCL/TIMOLOL MALEATE <text:s text:c="22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RZOLAMIDE-TIMOLOL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 ANTIBIOTIC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VONE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XAPRAM HCL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XAZOSIN MESYLATE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XEPIN HCL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XERCALCIFERO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XIL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XORUBICIN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XYCYCLINE CALCIUM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XYCYCLINE HYCLA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XYCYCLINE MONOHYDRATE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XYLAMINE SUCC/PSEUDOEPHEDRINE HCL/DEXTROMETHORPHAN HBR <text:s text:c="19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XYLAMINE SUCCINAT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MAMIN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MINAT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SDO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ABINOL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DARONE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SPIRENONE-ETHINYL ESTRADIOL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 <text:s text:c="25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AC <text:s text:c="25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ODY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ETACT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COLAX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COLAX STOOL SOFTENER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ER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OXETINE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OCAL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ODERM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ONEB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A-G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AGESIC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EZO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TASTERID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TOPRO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-O-DERM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AZID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MIST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NAC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RENIUM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SPORT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-Z SPACER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 WAX DROPS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ICLOSE WIDE OUTLET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HINACEA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AZOLE NITRAT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TR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RBI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RBYCLOR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CR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LUAR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OXABAN TOSYLAT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RANT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AVIRENZ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AVIRENZ/EMTRICITABINE/TENOFOVIR DISOPROXIL FUMARATE <text:s text:c="20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ER-K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ERVESCENT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EXOR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EXOR XR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IENT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UDEX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-PRO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PRAS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VIL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EPRY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ERTONIC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AR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STAT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TRIPTAN HBR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DEL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GARD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MIT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PHOS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QUIS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MIRO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CO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VITEGRAVIR/COBICISTAT/EMTRICITABINE/TENOFOVIR <text:s text:c="20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ND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TRO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LA <text:s text:c="25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OLLIENT BAS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AGLIFLOZIN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SAM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TRICITABIN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TRICITABINE/TENOFOVIR DISOPROXIL FUMARATE <text:s text:c="21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TRIV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U OI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ABLE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BREL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OCET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UR-ACI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MA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MA BOTTL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FUVIRTID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OXAPARIN SODIUM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KYC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URE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URE ACTIVE CLEAR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URE COMPLETE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URE HIGH PROTEIN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URE MUSCLE HEALTH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ACAPO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CAVIR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EG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X PAC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OCORT EC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LOS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ZALUTAMID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A-DHA 720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HEDRINE HC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IL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TOL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VIR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LERENO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ETIN ALFA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GE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PROSTENOL SODIUM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ICOM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AGESIC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AXIS (WATER DILUENT)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GOCALCIFERO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GOCALCIFEROL (VITAMIN D2)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GOTAMINE TARTRA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GOTAMINE-CAFFEIN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LOTINIB HC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ACZO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APENEM SODIUM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Y-TAB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YTHROCIN LACTOBIONATE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BRIET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ITALOPRAM OXALAT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GIC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OMEPRAZOLE MAGNESIUM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OMEPRAZOLE SODIUM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ENTIAL MAN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ZOLAM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R-C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AC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ADIO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ADIOL TRANSDERMAL PATCH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ADIOL VALERATE/DIENOGEST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ADIOL/NORETHINDRONE ACETATE <text:s text:c="22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ING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IO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OGE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OGEN &amp; METHYLTESTOSTERONE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OGEN-METHYLTESTOSTERONE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OGENS, CONJUGATED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OGENS, CONJUGATED/MEDROXYPROGESTERONE ACETATE <text:s text:c="20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OGENS,ESTERIFIED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OPIPAT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OSTEP F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OVEN ENERGY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OVEN MAXIMUM STRENGTH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OVEN MOOD &amp; MEMORY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OVEN NIGHTTIME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PICLON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NERCEPT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ACRYNIC ACID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AMBUTOL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ANO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INYL ESTRADIOL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OSUXIMID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YL ALCOHO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IDRONATE DISODIUM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ODOLAC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OMIDAT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ONOGESTREL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ONOGESTREL/ETHINYL ESTRADIOL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OPOSID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RAVIRI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CALYPTUS/MENTHOL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CER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CERIN INTENSIVE REPAIR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ING PRIMROSE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IST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OXAC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-LAX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LGO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DRIN BACK &amp; BODY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DRIN EXTRA STRENGTH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DRIN MIGRAIN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DRIN PM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DRIN SINUS HEADACHE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DRIN TENSION HEADACHE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L AP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LO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MESTA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NATID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NATIDE MICROSPHERES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FORG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FORGE HCT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JADE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CTA LIPI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AVI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E-VIT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EA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ETIMIB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ETIMIBE/SIMVASTATIN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A-A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BB <text:s text:c="25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 IX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 XIII A-SUBUNIT, RECOMBINANT <text:s text:c="22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CICLOVIR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OTIDI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OTIDINE/CALCIUM CARBONATE/MAGNESIUM HYDROXIDE <text:s text:c="20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VIR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APT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BEE W-C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XIG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LODEX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 EMULSIONS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ACLO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 90 PLUS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BUXOSTAT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AL COLLECTOR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BATO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DEN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ODIPI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ODIPINE ER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AR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HRT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ESIN DM IR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OFIBRAT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OFIBRATE NANOCRYSTALLIZED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OFIBRATE,MICRONIZED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OFIBRIC ACID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OGLID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TANY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TANYL BAS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TANYL CITRATE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TANYL-BUPIVACAINE-NS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TOR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OSOL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-IN-SOL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AHEM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ATE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GO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OCO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OSU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ACTIV IRON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ALET 90 DUAL-IRON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EX 150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EX 28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C CITRAT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C SUBSULFAT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C SULFAT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LECIT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OUS BIS-GLYCINATE CHELATE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OUS FUMARATE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OUS FUMARATE/FOLIC ACID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OUS GLUCONAT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OUS GLUCONATE/LYSINE HCL/VITAMIN E/VITAMIN B COMP W-C/ZN <text:s text:c="19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OUS SULF/FA/VIT B &amp; C NO.8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OUS SULFATE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OUS SULFATE, DRIED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OUS SULFATE/ASCORBIC ACID/FOLIC ACID <text:s text:c="21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OUSU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UMOXYTOL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SOTERODINE FUMARATE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RI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ZIM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MID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OFENADINE HCL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OFENADINE HCL/PSEUDOEPHEDRINE HCL <text:s text:c="21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BER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BER CHOIC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BER LAXATIV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BER TABS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BER THERAPY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BER-LAX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BERCO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BERSOURC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BERSOURCE HN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DAXOMICIN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GRASTIM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CE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STERID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ORICE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ORICET WITH CODEINE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ORINA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ORINAL WITH CODEINE #3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AZYR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MAGO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-MARY'S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 OI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 OIL + VITAMIN D-3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 OIL CONCENTRAT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 OIL OMEGA-3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 OIL-OMEGA-3-VIT D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 OIL/BORAGE OIL/FLAXSEED OIL/OMEGA 3,6,9 COMB NO.1 <text:s text:c="20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 OIL/OMEGA-3 FATTY ACIDS/ASCORBIC ACID/VITAMIN E <text:s text:c="20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GYL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VOXATE HC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X OI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X SEED OI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XSEED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XSEED OIL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XSEED OIL/EVENING PRIMROSE OIL/BILBERRY EXTRACT <text:s text:c="20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BOGAMMA DIF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CAINIDE ACETATE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CTOR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ET BISACODY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ET MINERAL OIL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ET PHOSPHO-SODA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XERI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XGE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GHT EAR PLUGS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TSTONES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TSTONES COMPLET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TSTONES MULTI-VIT GUMMIES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-PRED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MAX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NAS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NASE ALLERGY RELIEF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A-Q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AJE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ANEX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ASTOR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CA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NEF ACETATE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VENT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VENT DISKUS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VENT HFA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CAIN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CONAZOL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DROCORTISONE ACETATE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MAZENIL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NISOLID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CINOLONE ACETONIDE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CINONID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CINONIDE EMOLLIENT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CINONIDE/EMOLLIENT BASE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ROMETHOLONE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ROURACIL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XETINE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PHENAZINE DECANOATE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PHENAZINE HCL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RA-SAF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RAZEPAM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RBIPROFEN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TICASONE FUROA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TICASONE FUROATE/VILANTEROL TRIFENATATE <text:s text:c="21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TICASONE PROPIONATE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TICASONE PROPIONATE/SALMETEROL XINAFOATE <text:s text:c="21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TTER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ASTATIN SODIUM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IRIN 2012-2013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VOXAMINE MALEA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ZONE 2012-2013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ZONE HIGH-DOSE 2012-13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L <text:s text:c="25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L FORT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AM BANDAG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AL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ALIN XR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AST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ATE #5/IRON/C/CALCIUM-THREONATE/PHOSPHAT-DHA/B CMP NO.14 <text:s text:c="19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ATE NO.7/PCDHA/PEDHA/NACA/PAPAIN/INTRINSIC FACTOR/MV #46 <text:s text:c="19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BEE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BEE PLUS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BIC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EY CATHETER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GARD RX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C ACID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C ACID-CYANCOBAL-PYRIDOXIN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C ACID-VIT B-6-VIT B-12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C ACID-VIT B6-VIT B12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C ACID/MULTIVIT,CALCIUM,IRON,OTHER MINS/LYCOPENE/LUTEIN <text:s text:c="19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C ACID/MULTIVITAMIN WITH MINERALS <text:s text:c="21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TAB 500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LISTIM AQ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PLEX 2.2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TABS 800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TX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VIT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DAPARINUX SODIUM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ADI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OTEROL FUMARA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AME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AZ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EO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ESTA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ICA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SAMA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SAMAX PLUS D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SCARNET SODIUM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SPHENYTOIN SODIUM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SRENO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GM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STYLE FREEDOM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STYLE INSULINX TEST STRIPS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STYLE LANCETS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STYLE LITE METER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STYLE LITE STRIPS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STYLE TEST STRIPS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SHKOT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VA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YZAQ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ADANTI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AZOLIDON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OSEMID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COMP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ADON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APENTI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APENTIN ENACARBIL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ITRI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LOFE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DOPENTETATE DIMEGLUMINE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NTAMINE HBR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ZI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ASTAN S-D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GARD LIQUID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KED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UNEX-C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CICLOVIR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CINIA CAMBOGIA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LIC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LIC OIL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LIQU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-X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-X ULTRA STRENGTH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TROGRAFIN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IFLOXACIN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VISCO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AT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FIBROZIL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IFLOXACIN MESYLATE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ZAR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ESS F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LAC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GRAF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AK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AMICIN SULFATE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AMICIN SULFATE IN NS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EA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EAL PM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IAN VIOLET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DO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I-LANTA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I-TUSSIN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IATO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ITOL COMPLETE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ITOL TONIC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DESS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ENY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GER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GER ROOT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KGO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KGO BILOBA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SENG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CIAL ACETIC ACID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PAK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I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TIRAMER ACETATE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EVEC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MEPIRID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PIZID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PIZIDE ER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PIZIDE XL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PIZIDE-METFORMIN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PIZIDE/METFORMIN HCL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VE BOX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 HCL/CHONDR-MSM#1/D3/C/MANG SU/BOSWELLIA SER EXT/NA BOR <text:s text:c="19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AGE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AGO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AGON EMERGENCY KIT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AGON,HUMAN RECOMBINANT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ERNA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PHAG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PHAGE XR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/MSM/COLLAGEN TYP II/VIT C/MANGANESE/HERB CMPLX NO.21 <text:s text:c="19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AMIN/CHONDR-MSM#1/D3/C/MANGAN/BOSWELLIA SER EXT/NA BOR <text:s text:c="19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AMIN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AMINE &amp; CHONDROITIN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AMINE &amp; CHONDROITIN WITH MULTIVIT.&amp; MINS. COMB NO.3 <text:s text:c="19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AMINE CHONDROITIN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AMINE CHONDROITIN MSM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AMINE COMPLEX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AMINE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AMINE HCL-CHONDROIT SUL SOD-HERB CMPLX 149-HYALURON AC <text:s text:c="19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AMINE HCL/CHONDRO SU A/COLLAGEN, HYDROLYZED/HYALUR AC <text:s text:c="19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AMINE HCL/CHONDROITIN SULFATE A <text:s text:c="21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AMINE HCL/METHYLSULFONYLMETHANE/CHONDROITIN SULFATE A <text:s text:c="19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AMINE SU DIPOT CHL/CHONDROITIN SUL SOD/VIT C/MANGANESE <text:s text:c="19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AMINE SULFA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AMINE SULFATE KCL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AMINE SULFATE/CHONDROITIN SUL A NA/SODIUM <text:s text:c="20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AMINE SULFATE/CHONDROITIN SULFATE A/ASCORBIC ACID/MANG <text:s text:c="19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AMINE-CHONDROITIN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AMINE-CHONDROITIN-MSM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AMINE/CHONDR-COLLAGEN COMPLEX/VIT D3/VIT C/MANGANESE <text:s text:c="19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AMINE/CHONDROITIN SULFATE A <text:s text:c="22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E BITS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E GEL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E TEST STRIP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TRO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TROL XL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VANC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METZA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TAMIN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TOSE 15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-OXID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BURID-METFORMIN HCL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BURID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BURIDE-METFORMIN HCL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BURIDE/METFORMIN HCL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CER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CERIN LAXATIV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COLAX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COPYRROLAT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NAS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 BOND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EN SEAL EXTRACT/ECHINACEA PURPUREA EXTRACT <text:s text:c="20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IMUMAB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YTELY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IOSOFT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IOVISC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U KOLA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LIS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ISETRON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ULEX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PE ARTIFICIAL FLAVOR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PE SEED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PE SEED EXTRACT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PEFRUIT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COFFEE BEAN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TEA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TEA EXTRACT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TEA LEAF EXTRACT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S-PEG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IATUSSIN AC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IFENESIN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IFENESIN AC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IFENESIN DM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IFENESIN-CODEIN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IFENESIN-DEXTROMETHORPHAN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IFENESIN/CODEINE PHOSPHATE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NFACINE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 GUM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ATUSS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ATUSS AC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NE-LOTRIMIN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CHLOR 12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CIO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OL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OL DECANOATE 100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PR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OBETASOL PROPIONATE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OG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OPERIDOL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OPERIDOL DECANOATE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WTHOR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WTHORNE BERRY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TORO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ATINIC PLUS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AX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OCYT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ORRHOID OINTMENT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RIN FLUSH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RIN LOCK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RIN LOCK FLUSH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RIN SODIUM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RIN SODIUM IN 0.45% NACL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RIN SODIUM IN 0.9% NACL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RIN SODIUM-D5W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RIN SODIUM,PORCINE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RIN SODIUM,PORCINE/PF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BAL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BAL DRUGS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CEPT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BICLENS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REX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ZENTRA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ATROPINE HBR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OCYSTEINE FORMULA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EY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IZAN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SE CHESTNUT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LOG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LOG MIX 50-50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LOG MIX 75-25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IBID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IR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ULIN 50-50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ULIN 70-30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ULIN 70/30 KWIKPEN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ULIN 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ULIN 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ULIN N KWIKPEN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ULIN R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RRICAI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ALGA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ALURONIC ACID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CET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E-OU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ALAZINE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AZINE SULFAT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E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 35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ERI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HLORIC ACID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HLOROTHIAZID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IL INSTANT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OD-CPM-PSEUDOEPHEDRINE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ODONE BIT-GUAIFENESIN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ODONE BIT-IBUPROFEN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ODONE BIT/ACETAMINOPHEN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ODONE BITARTRATE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ODONE BITARTRATE/ACETAMINOPHEN <text:s text:c="21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ODONE BITARTRATE/CHLORPHENIRAMINE MALEATE <text:s text:c="20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ODONE BITARTRATE/HOMATROPINE METHYLBROMIDE <text:s text:c="20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ODONE BT-HOMATROPINE MBR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ODONE COMPOUND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ODONE POLISTIREX/CHLORPHENIRAMINE POLISTIREX <text:s text:c="20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ODONE W/ACETAMINOPHEN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ODONE-ACETAMINOPHEN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ODONE-CHLORPHENIRAMINE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ODONE-HOMATROPINE MBR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ODONE-IBUPROFEN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ODONE/ACETAMINOPHEN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ODONE/IBUPROFEN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ORTISON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ORTISONE ACETATE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ORTISONE ACETATE/ALOE VERA <text:s text:c="22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ORTISONE ACETATE/IODOQUINOL/ALOE POLYSACCHARIDES #2 <text:s text:c="19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ORTISONE ACETATE/PRAMOXINE HCL/EMOLLIENT BASE <text:s text:c="20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ORTISONE PLUS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ORTISONE-ACETIC ACID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ORTISONE-ALO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ORTISONE-PRAMOXINE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ORTISONE/ALOE VERA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ORTISONE/EMOLLIENT COMBINATION NO.45 <text:s text:c="21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ORTISONE/MINERAL OIL/PETROLATUM,WHITE <text:s text:c="21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REAM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GEN PEROXID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ME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MORPH HCL/BUPIV HCL/NS/PF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MORPHONE ER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MORPHONE HCL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PHOR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QUINON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XYAMPHETAMINE HBR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XYCHLOROQUINE SULFATE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XYPROGESTERONE CAPROATE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XYPROPYL BETADEX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XYUREA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XYZINE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XYZINE PAMOA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GIENE 1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LAN G-F 20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LATOPIC PLUS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OMAX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OSCYAMIN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OSCYAMINE SULFA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-SA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CAR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ROMELLOS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TRI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ZAAR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-CAPS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-VITE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ANDRONATE SODIUM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RUTINIB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U-DROPS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UPROFE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UPROFEN COLD &amp; SINUS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UPROFEN JR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UPROFEN-DIPHENHYDRAMINE HCL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UPROFEN/PSEUDOEPHEDRINE HCL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APS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AR <text:s text:c="25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 HOT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EVRO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TYC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TINIB MESYLAT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RUVICA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DUR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IDUREA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IPENEM-CILASTATIN SODIUM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IPRAMINE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ITRE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LIF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E GLOBULIN,BOVINE/PLASMA PROTEIN FRACTION, BOVINE <text:s text:c="20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E GLOBULIN,GAMMA (IGG) HUMAN/MALTOSE <text:s text:c="21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E GLOBULIN,GAMMA(IGG)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OCA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DIUM A-D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DIUM MULTI-SYMPTOM RELIEF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LANO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UHANC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URA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CONTROL BLOOD MONITOR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APAMID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RA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RAL LA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RAL XL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OC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OMETHACIN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ED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LIXIMAB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LUENZA VACCINE TRI-SPLT 2012-13(18 YR +)CELL DERIVED/PF <text:s text:c="19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ALER, ASSIST DEVICES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JECT-EAS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LYT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OSITO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PR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L-CAP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L-TRAY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LIN ADMIN. SUPPLIES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LIN ASPART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LIN ASPART PROTAMINE HUMAN/INSULIN ASPART <text:s text:c="20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LIN DETEMIR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LIN GLARGINE, HUMAN RECOMBINANT ANALOG <text:s text:c="21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LIN GLARGINE,HUMAN RECOMBINANT ANALOG <text:s text:c="21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LIN GLULISIN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LIN LISPRO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LIN LISPRO PROTAMINE &amp; INSULIN LISPRO <text:s text:c="21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LIN LISPRO PROTAMINE AND INSULIN LISPRO <text:s text:c="21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LIN LISPRO,HUMAN REC.ANLOG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LIN NPH HUMAN ISOPHANE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LIN NPH HUMAN ISOPHANE/INSULIN REGULAR, HUMAN <text:s text:c="20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LIN NPH HUMAN RECOM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LIN PEN NEEDLE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LIN PEN NEEDLE UF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LIN PUMP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LIN PUMP CARTRIDGE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LIN REGULAR HUMAN REC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LIN REGULAR, HUMAN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LIN SYRINGE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RA PLUS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ENC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ERON ALFA-2B,RECOMB.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ERON ALFA-N3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ERON BETA-1A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ERON BETA-1A/ALBUMIN HUMAN <text:s text:c="22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ALIPID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UNIV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ULI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NZ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G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GA SUSTENNA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IRAS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OKAMET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OKANA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O ANTIFUNGA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DINE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DOSORB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PAMIDO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ILIMUMAB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RATROPIUM BROMID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RATROPIUM BROMIDE/ALBUTEROL SULFATE <text:s text:c="21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RATROPIUM-ALBUTEROL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BESARTA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BESARTAN-HYDROCHLOROTHIAZIDE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BESARTAN/HYDROCHLOROTHIAZIDE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NOTECAN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<text:s text:c="25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100 PLUS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100-VITAMIN C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ASP GLY &amp; PS CMPLX/ASCORB CALCIUM/CA-THR/SUCCINIC ACID <text:s text:c="19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ASP GLY&amp;PS CMPLX/ASCORB.CAL/VIT B12/FA/CA-THR/SUCC.ACID <text:s text:c="19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ASP.GLYCIN &amp; FUMARATE /VIT C/FA/MV COMB 11/CA-THREONATE <text:s text:c="19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BIS-GLYCINATE CHELATE/FA/VIT C/B12/CA-THR/SUCCINIC ACID <text:s text:c="19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DEXTRAN COMPLEX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FUMARATE &amp; POLYSAC COMP/FA/VIT B COMP &amp; C #18/L. CASEI <text:s text:c="19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POLYSACCHARIDE COMPLEX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SUCCINYL-PROTEIN COMPLEX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SUCROSE COMPLEX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SUPPLEMENT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,CARBONY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ENTRESS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METHEPT-DICHLORALP-ACETAMIN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METHEPTENE MUCAT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NIAZID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RDI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SORBID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SORBIDE DINITRAT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SORBIDE DINITRATE/HYDRALAZINE HCL <text:s text:c="21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SORBIDE MONONITRATE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SORBIDE MONONITRATE ER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SOURC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SOURCE 1.5 CAL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TRETINOIN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ADIPI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ALO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ACONAZOL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-COF DHC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KAFI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LYN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TOVE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MET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MET XR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VI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RDIANC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-VAX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NTADUETO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ITY 1 CAL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ITY 1.2 CA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ITY 1.5 CA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SUPPORT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LESS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LIVETT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EL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VEN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 EFFERVESCENT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-DUR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-LOR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-PAX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-PHOS NEUTRA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-PHOS ORIGINA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-TAB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-TAB ER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DCYL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DIA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ETR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O-T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OPECTAT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IV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Y CIE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YEXALAT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ENTR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 IN DEXTROSE AND NACL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FLEX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NOR 1-35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ALOG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PPR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PPRA XR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TALAR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TAMINE HCL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TOCONAZOL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TOCONAZOLE/SKIN CLEANSER COMBINATION NO.28 <text:s text:c="21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TOPROFE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TOROLAC TROMETHAMINE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TOSTIX REAGENT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TOTIFEN FUMARATE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NEX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ONOP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OR-CO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OR-CON 10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OR-CON M20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ATE-DVI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BIGLYZE XR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YL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LYM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LL OI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LL OIL/OMEGA-3 FATTY ACIDS/DHA/EPA/PHOSPHOLIPIDS <text:s text:c="20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LL OIL/OMEGA-3/DHA/EPA/OMEGA-6/PHOSPHOLIPIDS/ASTAXANTHIN <text:s text:c="19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ALOS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VELO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NAMRO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ROLIS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ALANIN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CARNITIN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GLUTAMIC ACID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GLUTAMIN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LYSIN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METHYL-B6-B12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METHYLFOLAT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ELS, 1.5" X 1.5"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ETALOL HC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-DOS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-HYDRI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OSAMID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RISERT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TAID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TAS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TATED RINGERS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TINEX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TO ACIDOPHILUS/L. BULGARICUS/BIFIDO B/S. THERMOPHILUS <text:s text:c="19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TOBACILLUS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TOBACILLUS ACIDOPH/BIFIDOBACT ANIM/GLOBULIN PROTEIN CONC <text:s text:c="19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TOBACILLUS ACIDOPHILUS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TOBACILLUS ACIDOPHILUS/PECTIN <text:s text:c="22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TOBACILLUS REUTERI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TOBACILLUS RHAMNOSUS GG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TOS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TOSE-REDUCED FOOD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TOSE-REDUCED FOOD/FIBER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TULOS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ICTA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ICTAL (GREEN)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ICTAL XR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ISI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IVUDI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OTRIGIN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-O-SOOTH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CET DEVIC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CETS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OL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OLIN/MINERAL OIL/PETROLATUM,WHITE <text:s text:c="21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OX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SOPRAZOL-AMOXICIL-CLARITHRO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SOPRAZOL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THANUM CARBONA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TUS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TUS SOLOSTAR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TINIB DITOSYLAT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IX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ANOPROST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UD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X STOOL SOFTENER WITH SENNA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XATIV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ZAND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CITH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NA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LUNOMID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 BAG HOLDER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ON FLAVOR EXTRACT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ALIDOMID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PIRUDIN,RECOMBINANT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COL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COL X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IN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AIRIS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ROZOL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COVORIN CALCIUM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KERA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PROLIDE ACETATE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LBUTEROL CONCENTRATE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LBUTEROL HCL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LBUTEROL TARTRATE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QU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BID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MIR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MIR FLEXPEN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R LOCK CANNULA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TIRACETAM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TIRACETAM-NACL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ITR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LEN 28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OBUNOLOL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OCARNITIN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OCETIRIZINE DIHYDROCHLORIDE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ODOPA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OFLOXACIN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OFLOXACIN/DEXTROSE 5 % IN WATER <text:s text:c="22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OMEFOL-PYRIDOXAL-MEC-ALGAL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ONORG-ETH ESTRAD ETH ESTRAD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ONORGESTRE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ONORGESTREL-ETHINYL ESTRADIOL <text:s text:c="22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ONORGESTREL/ETHINYL ESTRADIOL AND ETHINYL ESTRADIOL <text:s text:c="20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ORA-28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OTHROID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OTHYROXINE SODIUM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OXY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SI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APRO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ISCA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IV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ALD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AX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 SCRUB COMPLIANC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BRE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ACLOTID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AGLIPTIN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AGLIPTIN/METFORMIN HCL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ZOLID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ZESS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RESA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RESAL INTRATHECAL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THYRONINE SODIUM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P BALM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PASE/PROTEASE/AMYLASE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PICHOL 540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PIODO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PITOR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POFE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POFLAVOVIT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PTRUZET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QUACE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QUID CALCIUM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QUID PROTEIN FORTIFIER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RAGLUTID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CO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DEXAMFETAMINE DIMESYLATE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E COAT ASPIRIN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HIUM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HIUM ASPARTAT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HIUM CARBONAT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HIUM CITRATE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HOBID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ALO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 LOESTRIN F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-DOSE ASPIRIN EC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ESTR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IBR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LLIBAS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LLIPOP BAS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MITAPIDE MESYLA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MOTI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ACTING NASAL DECONGESTANT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ERAMID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ERAMIDE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ERAMIDE HCL/SIMETHICONE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ID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INAVIR/RITONAVIR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RESSOR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RESSOR HCT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ROX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ADAMED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ATA-D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ATADI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ATADINE ALLERGY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AZEPAM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AZEPAM INTENSOL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CASERIN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CET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CET 10-650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CET PLUS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TAB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ZON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ARTAN POTASSIUM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ARTAN POTASSIUM/HYDROCHLOROTHIAZIDE <text:s text:c="21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ARTAN-HYDROCHLOROTHIAZIDE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EASONIQU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EMA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ENS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ENSIN HCT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REL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RIMIN AF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RISON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RONEX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STATI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Z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NO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 DOSE ASPIRIN EC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XAPIN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XITAN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ZENGES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ZOL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 PLUM PRIMARY SET-OL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BIPROSTON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BRICANT EY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BRICANT EYE DROPS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BRIDERM ADVANCED THERAPY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ENTIS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GA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L SODIUM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EST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PRON DEPOT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SIDONE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EI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EIN EXTRACT/ZEAXANTHIN EXTRACT <text:s text:c="22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EIN-ZEAXANTHIN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EIN/ZEAXANTHIN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ER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VOX CR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COPEN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RIC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SINE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-CLEAR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ALOX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ALOX ADVANCED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ALOX MAXIMUM STRENGTH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ITENTA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ROBID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RODANTIN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ULAR BENEFITS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ULAR VITAMIN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UVITE EYE CAR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 DELAY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 HYDROXIDE/AL HYDROXIDE/SIMETH/DIPHENHYDRAMINE/LIDOCAINE <text:s text:c="19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-AL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-AL PLUS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-AL PLUS XS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-OXID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-TAB SR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64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ALDRATE/SIMETHICONE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BIND 400 RX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SIUM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SIUM ALUMINUM SILICATE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SIUM AMINO ACID CHELATE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SIUM CARBONA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SIUM CHLORIDE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SIUM CITRAT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SIUM GLUCONA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SIUM HYDROXID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SIUM HYDROXIDE/ALUMINUM HYDROXIDE/SIMETHICONE <text:s text:c="20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SIUM L-LACTA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SIUM OXIDE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SIUM OXIDE/MAGNESIUM AMINO ACID CHELATE <text:s text:c="21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SIUM SULFAT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I-GUIDE MAGNIFIER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ONAT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OX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OX 400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ARON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ATHIO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IFOLD 111-S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AP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ROTILINE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VIROC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AIN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GOLD EXTRACT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NO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ANTI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ZIM LA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VIK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AIR AUTOHALER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ALT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ALT MLT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DE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UM D3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PIM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TRO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ZID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ZIDE-25 MG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CLIZINE HC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CLOFENAMATE SODIUM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COBALAMIN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ERM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HONEY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ROL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ROXYPROGESTERONE AC MICRO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ROXYPROGESTERONE ACETATE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FLOQUINE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FOX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CE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CE ES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RED PLANT-OMEGA-3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ESTROL ACETAT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KINIS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ADO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AT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ATONEX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ATON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ATONIN/PYRIDOXIN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OXICAM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ANTINE HC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-PHOR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'S 50+ DAILY FORMULA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'S DAILY FORMULA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'S ONE DAILY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EST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X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HODERM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HO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HOL/ALOE VERA EXTRACT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HOL/CAMPHOR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HOL/ZINC CHLORIDE/BENZOCAINE/CETYLPYRIDINIUM CHLORIDE <text:s text:c="19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HOL/ZINC OXIDE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PERIDINE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PERITAB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PHYTO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PRO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APTOPURIN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OPENEM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EM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ALAMI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TINO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-CRESOL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FOLBIC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MUCI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MUCIL PLUS CALCIUM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NX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PROTERENOL SULFATE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XALO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FORMIN HC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FORMIN HCL ER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ACHOLINE CHLORIDE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ADON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ADONE HC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ADOS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AZOLAMID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ENAMIN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ENAMINE HIPPURATE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ENAMINE/METHYLENE BLUE/BENZOIC ACID/SALICYLATE/HYOSCY <text:s text:c="19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IMAZOL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CARBAMO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TREXAT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TREXATE SODIUM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YCLOTHIAZIDE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YL SALICYLAT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YL SALICYLATE/MENTHOL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YLBENZETHONIUM CHLORIDE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YLCELLULOSE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YLCOBALAMIN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YLDOPA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YL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YLNALTREXONE BROMIDE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YLPHENIDATE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YLPHENIDATE ER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YLPHENIDATE HCL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YLPREDNISOLONE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YLPREDNISOLONE ACETATE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YLSULFONYLMETHANE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IPRANOLOL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OCLOPRAMIDE HCL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OLAZO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OPIRO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OPROLOL SUCCINAT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OPROLOL SUCCINATE/HYDROCHLOROTHIAZIDE <text:s text:c="21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OPROLOL TARTRA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OPROLOL TARTRATE/HYDROCHLOROTHIAZIDE <text:s text:c="21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OPROLOL-HYDROCHLOROTHIAZIDE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RO IV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ROCREAM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ROGE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RONIDAZOL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RONIDAZOLE BENZOATE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RONIDAZOLE/SKIN CLEANSER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VACOR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XILETINE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XSAN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-PLUS-PROTEIN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-ACID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ACALC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AFUNGIN SODIUM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ARDIS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ARDIS HCT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ONAZOL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ONAZOLE 3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ONAZOLE NITRATE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 AIR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-GUARD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-K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CHAMBER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GESTIN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NOR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ZID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ZOLAM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OL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GRANA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K OF MAGNESIA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K THISTL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IPRED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ACIPRAN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MVEY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ASTRIN 24 FE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ERAL COMBINATION NO.17/NETTLE/PUMPKIN/SAW PALMETTO <text:s text:c="20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ERAL OIL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ERAL OIL ENEMA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ERAL OIL/DIMETHICONE/COCONUT OIL/WATER <text:s text:c="21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ERAL OIL/PETROLATUM,WHITE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PRESS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VELL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OC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OCYCLINE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OXIDI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TOX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ABEGRO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ALA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APE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EN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AZAPIN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VASO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OPROSTOL HPMC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C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SY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AFINI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METASONE FUROATE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METASONE FUROATE/AMMONIUM LACTATE <text:s text:c="21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METASONE FUROATE/FORMOTEROL FUMARATE <text:s text:c="21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STAT 1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STAT 7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O-FLO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ODO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OJEC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ONESSA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ONIN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ELUKAST SODIUM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URO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-DOPHILUS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INDA CITRIFOLIA FRUIT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ANTIK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PREP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EZ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IFLOXACIN HCL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 CONT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IR <text:s text:c="25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M <text:s text:c="25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APHED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AQ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PIROC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O-128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CLE RUB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, ADULT NO.1 WITH VIT K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, ADULT NO.2 WITHOUT VIT K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FAVORITE MULTIPL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AMBUTO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AMIN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 NAI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PHENOLATE MOFETIL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PHENOLATE SODIUM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PHENOLIC ACID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STATI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ORTIC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ANT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ANTA DOUBLE-STRENGTH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ANTA GAS MAXIMUM STRENGTH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ICO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RBETRIQ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OLIN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ACETYL-L-CYSTEIN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 PHOSPHATE,DIBASIC DIHYDRATE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BUMETO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OLO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FCILL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FTI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LFO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LOXONE HCL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LTREXONE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ND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NDA XR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PHAZOLINE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PHAZOLINE HCL/PHENIRAMINE MALEATE <text:s text:c="21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PHCON-A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PRELA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PROSY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PROXE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PROXEN SODIUM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PROXEN/ESOMEPRAZOLE MAGNESIUM <text:s text:c="22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TRIPTAN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COSOFT II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A MIST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ACOR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ACORT AQ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AL &amp; SINUS DECONGESTANT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AL ALLERGY SPRAY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AL DECONGEST-ANTIHISTAMINE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AL SPRAY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ALCROM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ONEB NASAL NEBULIZER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ONE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EGLINID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ELBIN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IVOLOL HC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ULIZER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ULIZER ACCESSORIES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ULIZER/COMPRESSOR, FOR NEBULIZER <text:s text:c="21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ON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FAZODONE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LMED SINUS RINS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FINAVIR MESYLA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O-POLYCIN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ORAL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PAFENAC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PHPLEX RX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PHRO-FER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PHRO-VIT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PHRO-VITE RX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PHROCAPS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PHRONEX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PRO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SIN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LASTA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POGE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PRO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RAXO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RO B-12 FORTE S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RONT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ROTIPS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VANAC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VIRAPI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AVAR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IUM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IUM I.V.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ACI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ACIN ER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ACIN FLUSH FRE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ACIN/LOVASTATIN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ACIN/SIMVASTATIN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ACINAMID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ACOR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ASPA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ARDIPINE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DERM CQ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RELIEF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RETT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TINAMID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TIN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TINE GUM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TINE PATCH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TINE POLACRILEX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TRO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FEDIAC CC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FEDICAL XL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FEDIPI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FEDIPINE ER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FEDIPINE X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LOTINIB HC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MODIPI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PENT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RAVAM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OLDIPIN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AZOXANID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RO-BID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RO-DUR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RO-TIM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ROFURANTOIN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ROFURANTOIN MONO-MACRO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ROFURANTOIN MONOHYDRATE/MACROCRYSTALS <text:s text:c="21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ROGLYCERIN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ROGLYCERIN IN D5W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ROGLYCERIN PATCH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ROGLYCERIN PATIENT LINE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ROLINGUAL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ROMIST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ROSTAT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ZATIDI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ZORA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-Q-D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CO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EL AD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ELGESTROMIN/ETHINYL ESTRADIOL <text:s text:c="22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ETHINDRON-ETHINYL ESTRADIOL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ETHINDRON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ETHINDRONE A-E ESTRADIOL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ETHINDRONE ACETATE-ETHINYL ESTRADIOL <text:s text:c="21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ETHINDRONE ACETATE/ETHINYL ESTRADIOL <text:s text:c="21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FLE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FLOXACIN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GESTIMATE-ETHINYL ESTRADIOL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SALIN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SALINE FLUSH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OSOL-M AND DEXTROSE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PAC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PRAM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RE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RIPTYLINE HCL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VASC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VIR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SOURCE RENAL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OFIN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OLIN 70-30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OLIN 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OLIN R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OLOG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OLOG FLEXPEN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OLOG MIX 70-30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OLOG MIX 70-30 FLEXPEN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OTWIST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XAFI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 THYROID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H, HUMAN INSULIN ISOPHANE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H, HUMAN INSULIN ISOPHANE/INSULIN REGULAR, HUMAN <text:s text:c="20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YNT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EDEXTA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LECIT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LEV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LYTELY WITH FLAVOR PACKS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ERCAINAL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RAPLUS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RE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REN 1.5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RIMIX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RITIONAL SUPPLEMENT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VARING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VIGI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AMYC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DRAZID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QUIL D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STAT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STATIN-TRIAMCINOLONE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STATIN/LIDOCAINE HCL/DIPHENHYDRAMINE HCL <text:s text:c="21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STATIN/TRIAMCINOLONE ACETONIDE <text:s text:c="22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STOP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EAN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EAN COMPLET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ELL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REOTIDE ACETATE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UFLO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UVIT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UVITE EYE + MULTI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UVITE LUTEIN &amp; ZEAXANTHIN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UVITE WITH LUTEIN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LOXAC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EN <text:s text:c="25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ESTRE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 OF OREGANO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ANZAPI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PTRO ER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MESARTAN MEDOXOMIL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MESARTAN MEDOXOMIL/AMLODIPINE BESYLATE/HYDROCHLOROTHIAZIDE <text:s text:c="19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MESARTAN MEDOXOMIL/HYDROCHLOROTHIAZIDE <text:s text:c="21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ODATEROL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OPATADINE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ALAZINE SODIUM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YSIO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ACETAXINE MEPESUCCINATE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ALIZUMAB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CLAMOX-PAK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 3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 3 FATTY ACIDS/DHA/EPA/VITAMIN D3 <text:s text:c="21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 3-6-9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 3-6-9 FATTY ACIDS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 3-FISH-FLAX-BORAGE OIL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-3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-3 + VITAMIN D3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-3 ACID ETHYL ESTERS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-3 FATTY ACIDS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-3 FATTY ACIDS/DHA/EPA/DPA/FISH OIL <text:s text:c="21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-3 FATTY ACIDS/DHA/EPA/FISH OIL/VITAMIN D3 <text:s text:c="20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-3 FATTY ACIDS/DOCOSAHEXANOIC ACID/EPA/FISH OIL <text:s text:c="20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-3 FATTY ACIDS/FISH OIL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-3 FATTY ACIDS/VITAMIN E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-3 FISH OIL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-3 KRILL OIL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-3/DHA/EPA/D3/B12/FOLIC ACID/PYRIDOX HCL/PHYTOSTEROL <text:s text:c="19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PRAZOL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PRAZOLE MAGNESIUM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PRAZOLE-SODIUM BICARBONATE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ARIS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ICAP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IPAQU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BOTULINUMTOXINA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OVIT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ANSETRON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ANSETRON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ANSETRON ODT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A DAY WOMEN'S PRENATAL DHA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DAILY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DAILY 50 PLUS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DAILY ESSENTIAL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DAILY FOR WOMEN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-A-DAY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TOUCH ULTRA TEST STRIPS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FI <text:s text:c="25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GLYZ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ANA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ANA ER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CON-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IUM/BELLADONNA ALKALOIDS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SUMIT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SOURC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VAR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URITY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BASE PLAIN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PRED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GANO OIL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NCI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PHENADRINE CITRAT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PHENADRINE COMPOUND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HO EVRA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HO TRI-CYCLEN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HO-CEPT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HO-CYCLEN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HO-NOVUM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 2 <text:s text:c="25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-CAL 500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-CAL 500+D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-CAL 500+D3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-CAL ULTRA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IM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ELTAMIVIR PHOSPHATE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ENI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MOLIT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MOLITE 1.2 CAL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MOLITE 1.5 CAL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PHEN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EO BI-FLEX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ACILL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ALIPLATIN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ANDR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APROZ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AZEPAM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CARBAZEPIN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ECT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STAT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BENZO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BUTYNI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BUTYNIN CHLORID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BUTYNIN CHLORIDE ER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CODONE CONCENTRATE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CODONE HC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CODONE HCL ER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CODONE HCL-ACETAMINOPHEN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CODONE HCL/ACETAMINOPHEN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CODONE HYDROCHLORIDE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CODONE-ACETAMINOPHEN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CONT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GEN SUPPLY TUBE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GEN TUBING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METAZOLINE HCL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MORPHONE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TRO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CO 500+D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T-CAL-500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TER SHELL + D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TER SHELL CALCIUM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TER SHELL CALCIUM W-VIT D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TER SHELL CALCIUM-VITAMIN D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TERCAL-D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 &amp; S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ERON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LITAXEL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N RELIEF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GIC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PERIDON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PERIDONE PALMITATE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ONOSETRON HCL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MELOR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MIDRONATE DISODIUM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CREATI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CREATIN 8X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CREAZ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CRELIPAS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CRELIPASE 5,000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OPRAZOLE SODIUM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OTHENIC ACID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PAY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DIGM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DIGM INSULIN PUMP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FON FORTE DSC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COP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GORIC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ICALCITOL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ODE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NAT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XETINE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ADAY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ANAS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ANO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XIL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XIL CR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ZOPANIB HC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CGEN DMX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CTI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IA-LAX ENEMA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IALYT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IATRIC MULTIVIT COMB NO.20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IATRIC MULTIVITAMIN COMBINATION NO.25/FOLIC ACID <text:s text:c="20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IATRIC MULTIVITAMIN COMBINATION NO.29 <text:s text:c="21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G 3350-ELECTROLYT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G 3350/SOD SULF/SOD BICARBONATE/SOD CHLORIDE/POTASSIUM CHL <text:s text:c="19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G 400 MONOSTEARAT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GASYS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GASYS PROCLICK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GFILGRASTIM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GINTRO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METREXED DISODIUM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 NEEDL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CICLOVIR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ICILLIN G BENZATHINE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ICILLIN G POTASSIUM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ICILLIN G SODIUM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ICILLIN V POTASSIUM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LAC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M 300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MIDINE ISETHIONATE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S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OXIFYLLIN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CID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CID AC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TAME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TO-BISMOL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OCE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ODA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DIEM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OROMIST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-COLAC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A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DE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OGARD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METHRI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-AMITRIPTYLINE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HENAZINE/AMITRIPTYLINE HCL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ANTI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SON'S OINTMENT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OLATUM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OLATUM, YELLOW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XEV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ZYM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ENAZOPYRIDINE HCL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ENERGA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ENOBARBITA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ENOBARBITAL SODIUM IN 0.9 % SODIUM CHLORIDE <text:s text:c="20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ENOBARBITAL-NS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ENOBARBITAL/HYOSCYAMINE SULF/ATROPINE SULF/SCOPOLAMINE HB <text:s text:c="19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ENOL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ENOL EZ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ENOL SALIN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ENOXYBENZAMINE HCL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ENTERMINE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ENTERMINE HCL/TOPIRAMATE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ENYTEK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ENYTO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ENYTOIN SODIUM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ENYTOIN SODIUM EXTENDED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LIPS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LIPS' COLON HEALTH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LIPS' MILK OF MAGNESIA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SOHEX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S-FLUR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S-NAK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SLO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SLYRA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SPHA 250 NEUTRAL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SPHATE ENEMA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SPHORUS #1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RENILIN FORTE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NADION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TOSTEROL COMBINATION NO.1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OCARPINE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ECROLIMUS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DOLO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GLITAZONE HCL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GLITAZONE HCL/GLIMEPIRIDE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GLITAZONE HCL/METFORMIN HCL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ERACILLIN AND TAZOBACTAM IN DEXTROSE, ISO-OSMOTIC <text:s text:c="20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ERACILLIN SODIUM/TAZOBACTAM SODIUM <text:s text:c="21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ERACILLIN-TAZOBACTAM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BUTEROL ACETATE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OXICAM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AVASTATIN CALCIUM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VOT 1.5 CA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BO #00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T STANOL ESTER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QUENI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VIX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GISO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TAL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EUMOCOCCAL 13-VALENT CONJUGATE VACCINE (DIPHTHERIA CRM)/PF <text:s text:c="19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V FOLIC ACID + IRON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V-DH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OFILOX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BAR ACB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-IRO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-IRON 150 FOR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CARBOPHI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ETHYLENE GLYCOL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ETHYLENE GLYCOL 3350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MYXIN B SUL-TRIMETHOPRIM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MYXIN B SULFATE/TRIMETHOPRIM <text:s text:c="22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SACCHARIDE IRON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SACCHARIDE IRON 150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SPORI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TRIM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VINYL ALCOHOL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MALYS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MEGRANAT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MEGRANATE FRUIT EXTRACT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NARIS NASAL EMOLLIENT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NSTE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ACTANT ALFA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ACONAZOL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AB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ASS CIT-SOD CIT-CITRIC ACID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ASSIUM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ASSIUM ACETAT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ASSIUM BICARBONATE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ASSIUM BICARBONATE/CITRIC ACID <text:s text:c="22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ASSIUM CHL-NORMAL SALINE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ASSIUM CHLORIDE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ASSIUM CHLORIDE IN 0.45 % SODIUM CHLORIDE <text:s text:c="21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ASSIUM CITRAT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ASSIUM GLUCONA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ASSIUM IODIDE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ASSIUM PHOS,M-BASIC-D-BASIC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ASSIUM PHOSPHA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ASSIUM PHOSPHATE,MONOBASIC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ASSIUM SULFAT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IG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 CREAM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DAX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MIPEXOLE DI-HCL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MIPEXOLE DIHYDROCHLORIDE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MLINTIDE ACETA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MOXINE HC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NDIMET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ND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STERONE (DHEA)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SUGREL HC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VACHO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VASTATIN SODIUM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ZOSIN HCL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-NATA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EDEX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OS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D FORT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D MILD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D-G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DNICARBAT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DNISOLON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DNISOLONE ACETAT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DNISOLONE, MICRONIZED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DNISO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DNISONE INTENSOL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GABALI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GNENOLON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AR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IER CLOSED POUCH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PRO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1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1 PLUS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T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TA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TAL + DHA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TAL COMPLET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TAL DHA+COMPLETE PRENATAL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TAL FORMULA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TAL LOW IRON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TAL MULTI + DHA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TAL MULTIVITAMINS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TAL MV &amp; MIN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TAL NO.29/IRON CARB &amp; ASP.GLYCINATE/FA/DHA/FISH OIL <text:s text:c="19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TAL NO.64/IRON FUM/L-MEFOLATE CA/ALGAL OIL/SOY LECITHIN <text:s text:c="19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TAL ON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TAL PLUS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TAL RX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TAL VIT #16/IRON FUM &amp; PS COMPLEX/FOLIC ACID/OMEGA-3 <text:s text:c="19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TAL VIT W-CA,FE,FA(&lt;1 MG)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TAL VIT WITH CALCIUM #60/IRON/FOLIC ACID/DHA <text:s text:c="20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TAL VIT/FOLIC ACID/B6/CALCIUM CARB/GINGER <text:s text:c="20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TAL VITAMIN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TAL VITAMIN #50/IRON FUMARATE &amp; BISGLYCINATE/FOLIC ACID <text:s text:c="19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TAL VITAMIN 27 WITH CALCIUM/FERROUS FUMARATE/FOLIC ACID <text:s text:c="19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TAL VITAMIN NO.103/IRON FUM/FA/DHA/EPA/OTHER OMEGA-3S <text:s text:c="19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TAL VITAMIN NO.51/IRON FUMARATE/FA/OMEGA-3/DHA/EPA <text:s text:c="19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TAL VITAMINS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TAL VITAMINS COMB 10/FERROUS FUMARATE/FOLIC ACID/DHA <text:s text:c="19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TAL VITAMINS NO.4/FERROUS FUMARATE/FOLIC ACID <text:s text:c="20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TAL VITS #4/IRON FUMARATE &amp; POLYSACC COMPLEX/FOLIC ACID <text:s text:c="19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ATAL VITS WITH CALCIUM #91/FERROUS FUMARATE/FA/DHA <text:s text:c="20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PARATION H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POPIK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QUE 10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RVISION AREDS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RVISION AREDS 2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RVISION LUTEIN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Z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ACID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AIL PANTY LINER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ALIT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IDENT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PAC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ZATIDE COPPER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ZISTA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ALT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FT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LOCAINE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LOSEC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LOSEC OTC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APORE IV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ATENE ASTHMA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AX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IDON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ROSE OIL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IVI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ZID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STIQ ER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 FE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-RED AC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-STA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-STAT 101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AIR HFA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ALANC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ENECID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ENECID-COLCHICINE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IOTIC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IOTIC &amp; ACIDOPHILUS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IOTIC ACIDOPHILUS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IOTIC COMPLEX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IOTIC FORMULA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AINAMIDE HCL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ARDIA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ARDIA XL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HLORPERAZINE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HLORPERAZINE EDISYLATE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HLORPERAZINE MALEATE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RIT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TOCREAM-HC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TOFOAM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TOFOAM-HC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TOSOL-HC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TOZONE-HC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IGY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R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RR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RRIN-FORTE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STERON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STERONE IN OIL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LYCEM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F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LASTIN C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LENSA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LI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LIN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LIX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ACE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ACTA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ETHAZINE DM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ETHAZINE HCL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ETHAZINE HCL/CODEINE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ETHAZINE VC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ETHAZINE VC-CODEINE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ETHAZINE-CODEIN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ETHAZINE-DM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ETHEGAN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ETRIUM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OD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OT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NEB ULTRA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AFENONE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ANEDIOL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ANTHELINE BROMIDE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CIA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IONIC ACID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OFO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RANOLOL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RANOLOL HCL/HYDROCHLOROTHIAZIDE <text:s text:c="21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YLENE GLYCOL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YLTHIOURACIL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RENA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RENAL QD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RENAL VITA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SCAR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SIGH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SIGHT WITH LUTEIN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SOURC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STAT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STATE HEALTH FORMULA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AMINE SULFAT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IN POWDER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IN SUPPLEMENT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INEX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ONIX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ONIX IV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OPIC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RIPTYLINE HCL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ELLA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ENG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ENT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ENTI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ENTIL HFA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ER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IGI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ZAC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EUDOEPHEDRINE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EUDOEPHEDRINE HCL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RIAS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LLIUM FIBER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LLIUM HUSK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LLIUM HUSK/ASPARTAME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LLIUM SEED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MICORT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MICORT FLEXHALER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MOCAR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MONEB LT COMPRESSOR NEBUL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MOZYM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PKIN SEED OIL/SAW PALMETTO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ALUB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INETHOL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RAZINAMID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RIDIUM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RIDOSTIGMINE BROMIDE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RIDOXINE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RIMETHAMIN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-TUSS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ASL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YMI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AQU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RA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RAN LIGHT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TIAPINE FUMARA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NACRINE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NIDINE GLUCONA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NIDINE SULFAT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NINE HCL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NINE SULFATE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R <text:s text:c="25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GENE 10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BEPRAZOLE SODIUM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CEPINEPHRIN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OXIFENE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TEGRAVIR POTASSIUM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ELTEO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EX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ITIDI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ITIDINE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OLAZI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AFLO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AMUN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AGILINE MESYLA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PBERRY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ZADYN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ZADYNE ER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ETO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IF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LAST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LIPSE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TIV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 YEAST RIC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 YEAST RICE EXTRACT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SE PINWORM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NESE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ADENOSON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ECAR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LA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ORAFENIB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AR BEVEL NEEDLES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OID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FE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GARD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NZ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IO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ISTOR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PAX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EDY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EDY ANTIFUNGAL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EDY CALAZIME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EDY SKIN REPAIR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ERO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ICAD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ODUL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-VIT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-VITE RX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CID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GE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L CAPS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O CAPS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VEL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AGLINID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LESTA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EXA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P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RPIN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RPINE/HYDROFLUMETHIAZIDE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URCE 2.0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URCE ARGINAID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ASIS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OR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ORI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VERATROL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AINE CMC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IN-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ROVIR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ATIO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IA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LIMID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YATAZ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UMATREX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INOCORT AQUA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AVIR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OFLAVI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OFLAVIN/BETA-CAROTENE(A) W-C &amp; E/LUTEIN/ZEAXANTHIN/MIN <text:s text:c="19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FAD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FAMP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FAXIM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PIVIRINE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UTEK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UZOL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OMET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AMIN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AQUAD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EDRONATE SODIUM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DA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DAL CONSTA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PERIDON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L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LIN LA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ONAVIR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UXA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UXIMAB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AROXABAN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ASTIGMIN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ASTIGMINE TARTRATE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ZATRIPTAN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ZATRIPTAN BENZOAT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AFE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AFEN DM COUGH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AX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AXIN-750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U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TUSSI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TUSSIN COLD-FLU DAY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TUSSIN COLD-FLU NIGHT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TUSSIN COUGH &amp; COLD CF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TUSSIN COUGH-CHEST-CONG DM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TUSSIN DM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TUSSIN DM MAX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TUSSIN LONG-ACTING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TUSSIN MUCUS-CHEST CONGEST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TUSSIN NIGHTTIME COUGH DM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TUSSIN-COUGH-CHEST-CONG DM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ALTRO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EPH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URONIUM BROMIDE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FLUMILAST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AIN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AIDS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ZICO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PINIROLE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PIVACAINE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IGLITAZONE MALEATE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UVASTATIN CALCIUM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IGOTI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XICET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XICODO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YAL JELLY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ZEREM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IDIUM CHLORID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INAMID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OX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XOLITINIB PHOSPHATE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THMO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CCHAROMYCES BOULARDII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FLOWER OI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GE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ICYLAMIDE/ACETAMINOPHEN/PHENYLTOLOXAMINE <text:s text:c="21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ICYLIC ACID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INE 4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INE MIST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INE NASAL MIST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INE NASAL SPRAY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INE SENSITIVE EYES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INE SPRAY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IVA SUBSTITUTION COMBO NO.2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METEROL XINAFOAT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MON OIL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MON OIL-1000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ONPAS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SALAT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-E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CTURA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CTURA XR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CUSO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IMMU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OSTATIN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OSTATIN LAR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YL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HRIS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NA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ELL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W PALMETTO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XAGLIPTIN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XAGLIPTIN HCL/METFORMIN HCL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LEROSO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POLAMIN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YTER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 10-5 SS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-OMEGA 30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-OMEGA 50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SONIQU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TRA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GILI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NIUM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SUN BLU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ZENTRY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-O-TAB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EXO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EXON-S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NA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NA CONCENTRAT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NA LAX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NA LAXATIV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NA LEAF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NA PLUS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NA S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NA-DOCUSATE SODIUM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NA-GE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NA-S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NALAX-S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NO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NOSIDES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NOSIDES A&amp;B,CALCIUM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NOSIDES-DOCUSATE SODIUM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NOSIDES/DOCUSATE SODIUM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OKOT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OKOT-S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I-CAR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IPAR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TI-SOFT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TR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ADE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EVEN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EVENT DISKUS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OQUE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OQUEL XR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TACONAZOLE NITRATE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TRALINE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LAMER CARBONA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LAMER HC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 5000 PLUS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K CARTILAGE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BERIAN GINSENG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ACE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DENAFIL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DENAFIL CITRATE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ENOR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ODOS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TUSSIN DM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ADEN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ASORB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ER NITRAT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ER SULFADIAZIN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BRINZA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COR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EPREVIR SODIUM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ETHICON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ETHICONE GAS RELIEF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LEEP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ONI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ONI ARIA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VASTATIN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ECATECHINS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EMET 10-100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EMET 25-100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EMET 25-250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EMET CR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EQUA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LE BUTTON FOLDING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ULAIR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OLIMUS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AGLIPTIN PHOSPHATE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AGLIPTIN PHOSPHATE/METFORMIN HCL <text:s text:c="21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ELAX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N PROTECTANT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-NIACI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W F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W RELEASE IRON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W-MAG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BENZOATE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BICARBONATE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BICARBONATE/SODIUM CITRATE <text:s text:c="22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CHLORIDE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CHLORIDE 0.45 %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CHLORIDE 5 %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CHLORIDE FOR INHALATION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CHLORIDE IRRIGATING SOLUTION <text:s text:c="21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CHLORIDE/POTASSIUM CHLORIDE <text:s text:c="22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CHLORITE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CITRAT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CITRATE &amp; CITRIC ACID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FLUORIDE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GLYCEROPHOSPHATE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HYALURONATE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HYPOCHLORI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OXYBAT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PHOS,M-BASIC-D-BASIC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PHOSPHATE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PHOSPHATE,MONOBASIC/POTASSIUM PHOSPHATE,MONOBASIC <text:s text:c="19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POLYSTYRENE SULFONATE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THIOSULFATE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OSBUVIR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RAZ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IFENACIN SUCCINATE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IRIS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OSIT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-CORTEF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-MEDROL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A <text:s text:c="25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ATROPI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ATULINE DEPOT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T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OTHE HYDRATION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AFENIB TOSYLATE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BITO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BITOL SOLUTION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E THROAT LOZENG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E THROAT SPRAY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IATAN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INE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TALO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TALOL AF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TALOL HCL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VALDI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 ISOFLAVON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 PROTEIN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RACEF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RAVIT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RAVITE SENIOR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V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VA RESPIMAT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OMETERS AND ACCESSORIES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ONOLACTON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ONOLACTONE-HCTZ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ONOLACTONE/HYDROCHLOROTHIAZIDE <text:s text:c="22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ULINA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ANOX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TEC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YCE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ONYX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. JOHN'S WORT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. JOSEPH ASPIRIN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SIC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LEVO 100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LEVO 125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LEVO 150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LEVO 200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LEVO 75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BACK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CH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LI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SS GREEN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XY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LAR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MULANT LAXATIVE PLUS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VARGA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OL SOFTENER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TTERA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SS FORMULA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SS-600 WITH ZINC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BILD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ART PRENATA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LIMAZ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OXON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CINYLCHOLINE CHLORIDE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RALFAT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DAFED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DAFED 12 HOUR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DOGES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LAR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LFABENZAMID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LFACETAMID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LFACETAMIDE SODIUM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LFACETAMIDE SODIUM/SULFUR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LFACLEANSE 8-4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LFADIAZIN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LFAMERAZIN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LFAMETHAZIN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LFAMETHOXAZOLE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LFAMETHOXAZOLE-TRIMETHOPRIM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LFAMETHOXAZOLE/TRIMETHOPRIM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LFAMYLO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LFASALAZIN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LFASALAZINE DR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LFAZIN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LINDAC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ATRIPTAN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ATRIPTAN SUCCINATE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ATRIPTAN SUCCINATE/NAPROXEN SODIUM <text:s text:c="21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AVEL DOSEPRO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 B COMPLEX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HEDRI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LENA CARB STEADY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RAX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REP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AK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GILUB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IV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ENT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EDA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AX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ICORT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YA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LI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LINPEN 120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LINPEN 60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AGIS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ALAR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ER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OVAC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THROID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EX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AN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ANE BALANCE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ANE GEL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ANE LIQUID GEL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-POFF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 A VIT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-A-VIT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LONEX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ROLIMUS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DALAFI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FINLAR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AMET HB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WI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BOCOR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FLU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OXIFEN CITRAT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SULOSIN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DEM DUAL ACTION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DEM PLUS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ZEUM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AZOL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ENTADOL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CEV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T CHERRY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IGN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URIN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XOTER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ZAROTE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ZTIA XT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 SYRING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 TRE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FIDERA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FLARO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GRETO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GRETOL XR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AMLO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TURNA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AVANCIN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MISARTAN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MISARTAN-HYDROCHLOROTHIAZID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MISARTAN/HYDROCHLOROTHIAZIDE <text:s text:c="22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AZEPAM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ODAR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OVAT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OZOLOMID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EX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OFOVIR DISOPROXIL FUMARATE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ORETIC 100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ORETIC 50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ORM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 502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A-GEL TAR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AZOL 3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AZOSIN HC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BINAFIN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BUTALINE SULFA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CONAZOL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IFLUNOMID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IPARATID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ALO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ALON PERL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IM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OSTERON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OSTERONE CYPIONATE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OSTERONE ENANTHATE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RABENAZIN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RACAI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RACYCLIN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RACYCLINE HCL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RAHYDROZOLINE HCL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RIX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LASE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ANIN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O-24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OCHRO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OPHYLLIN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OPHYLLINE ANHYDROUS <text:s text:c="2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A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A M PLUS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A-M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A-PLUS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ACRA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ADEX M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AFLU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AGE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AGRAN-M PREMIER 50 PLUS <text:s text:c="2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AMILL FORTE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APEUTIC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APEUTIC M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APEUTIC VITAMIN &amp; MINERAL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APEUTIC VITAMIN W-MINERALS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MS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MS-M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OTABS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AMINE HCL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AMINE MONONITRAT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CK-I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RIDAZINE HCL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OTHIXEN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ACENTESIS SET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YROID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YROID,PORK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AGABINE HC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AZAC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CAGRELOR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CLOPIDINE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AN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CYCLIN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KOSY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LO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LOL MALEATE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PTIC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PTIC OCUDOSE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PTIC-X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ACT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OPRON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OTROPIUM BROMIDE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ROSIN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ICAY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ZANIDINE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 4.25% BPO MX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-HEM 150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BI <text:s text:c="25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BRADEX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CILIZUMAB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COPHEROL PEG 1000 SUCCINATE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FRANI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METIN SODIUM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NAFTAT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TERODINE TARTRAT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VAPTA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AMA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ICOR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IRAMAT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ROL X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EMIFENE CITRATE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SEMID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B WITH C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VIAZ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XIN CONTRO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N ELECTROLYTES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E ELEMENTS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LEER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JENTA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MADOL HCL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MADOL HCL ER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MADOL HCL-ACETAMINOPHEN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MADOL HCL/ACETAMINOPHEN <text:s text:c="22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METINIB DIMETHYL SULFOXIDE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DAT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DERM-SCOP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XENE SD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XENE T-TAB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UMACA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ATA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ATAN Z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OPROST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OPROST (BENZALKONIUM)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ZODONE HC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AND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LSTAR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NTA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PROSTINIL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TINO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XAL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XIME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-SPRINTEC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MCINOLON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MCINOLONE ACETONIDE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MCINOLONE DIACETATE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MINO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MTEREN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MTERENE W/HCTZ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MTERENE-HCTZ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MTERENE-HYDROCHLOROTHIAZID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MTERENE/HYDROCHLOROTHIAZIDE <text:s text:c="22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ZOLAM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BENZOR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CITRATES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CODE AR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CO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COR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DERM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FLUOPERAZINE HCL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GLID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HEXYPHENIDYL HCL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LEPTA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LIPIX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MEPRAZINE TARTRATE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METHOBENZAMIDE HCL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METHOPRIM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METHOPRIM-POLYMYXIN B SULF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MPE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OSTA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PHROCAPS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PLE ANTIBIOTIC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PLE FLEX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PLE OMEGA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PROLIDINE HCL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VORA-28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XAICI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ZIVIR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CHIBASE S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LAMIN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LAMINE SALICYLAT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SPIUM CHLORID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2GO BLOOD GLUCOSE SYSTEM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LICITY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SOPT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VAD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PS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PSIN/BALSAM PERU/CASTOR OIL <text:s text:c="2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PTOPHA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BERSO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KS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DORZA PRESSAIR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MERSAID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MS <text:s text:c="25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MS ULTRA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MS X-STR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MERIC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MERIC ROOT EXTRACT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SI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SIN CF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SIN DM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SIONEX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GACI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KERB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LOPHE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OSIN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SABRI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VASO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IDECARENON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IQUINO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IQUINO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D 2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ERIS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ORIC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RA A-D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RACE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RAM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RAM ER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RAVAT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RAVIST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ECLIDINIUM BROMID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ECLIDINIUM BROMIDE/VILANTEROL TRIFENATATE <text:s text:c="21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SY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SOM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HROID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A <text:s text:c="25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A PEROXIDE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A/EMOLLIENT COMBINATION NO. 18 <text:s text:c="22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CHOLI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BEL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OCIT-K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OXATRAL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O <text:s text:c="25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ODIO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-STA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-C FORT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GIFEM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ACYCLOVIR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ACYCLOVIR HCL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CYT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RIA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RIAN ROOT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ANCICLOVIR HCL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NE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UM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PROATE SODIUM <text:s text:c="2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PROIC ACID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PROIC ACID (AS SODIUM SALT) (VALPROATE SODIUM) <text:s text:c="20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SARTA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SARTAN-HYDROCHLOROTHIAZIDE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SARTAN/HYDROCHLOROTHIAZIDE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TRE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COCIN HCL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IQ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OS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TI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DENAFIL HC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ENICLINE TARTRATE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SCEP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SERETIC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SOLE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SOTEC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AGLUCERASE ALFA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CAD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ETRI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PHORO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ALIV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LE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LAFAXINE HCL ER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OFER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TOL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TOLIN HFA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AMYS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APAMIL ER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APAMIL ER PM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APAMIL HC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APAMIL SR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ELA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ICAR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TUR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END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ACTIV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AGR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OD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ODIN ES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ODIN HP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OPROFE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OZA 2-PAK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OZA 3-PAK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AZ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KIRA PAK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GABATRI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GAMO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IBRYD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AZODONE HYDROCHLORIDE <text:s text:c="2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OVO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PAT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BLASTINE SULFATE <text:s text:c="2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POCETINE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OKAC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OREL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AMUN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EAD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T-CAPS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COAT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NE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NE ALLERGY RELIEF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ON FORMULA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ON PLUS LUTEIN <text:s text:c="2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ON VITAMINS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TARI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 3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 B COMPLEX &amp; VIT C NO.11/CALCIUM/DHA/COENZYME Q-10 <text:s text:c="20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 B COMPLEX 100 COMBO NO.2 <text:s text:c="22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 B COMPLEX 100 COMBO NO.2/HERBAL DRUGS <text:s text:c="21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 B COMPLEX/VIT C/FOLIC ACID/FERROUS FUMARATE/VIT E ACET <text:s text:c="19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 B CPLX WITH C/FERROUS FUMARATE/FOLIC ACID/VIT D3/ZINC OX <text:s text:c="19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 B12/IODINE/MAG OX/ZNOX/SELENIUM/HERBAL COMPLEX NO.193 <text:s text:c="19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 C/CHERRY EXT/CELERY SEED EXT/CELERY SEED/GRAPE SEED EXT <text:s text:c="19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 C/VIT E ACETATE/ZN OXIDE/CUPRIC OXIDE/LUTEIN/ZEAXANTHIN <text:s text:c="19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 D3/VIT E MIXED/SE/SOY ISOFLAV/GAMMA TOCOPHEROL/LYCOPENE <text:s text:c="19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 D3/VIT K/BERBERINE HCL/HOPS (HUMULUS LUPULUS) <text:s text:c="20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 E AC/SORBITAN SESQ/MINERAL OIL/PETROLATUM,WHITE/PARAFFIN <text:s text:c="19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A-BEE WITH C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A-C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ACE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ACIRC-B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AL-D RX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AMEN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RON-C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VACTI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VELLE-DOT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VITROL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VOTIF BERNA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-CARE RX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RE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REN-XR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AXAZ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ICONAZOL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TIOXETINE HYDROBROMIDE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SPIRE ER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TRIEN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L#3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TONE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TORI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VANSE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-IT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FARIN SODIUM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COL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CHO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-TUSS HD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BUTRI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BUTRIN SR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BUTRIN XL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CORT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AT DEXTRIN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AT GERM OIL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ELCHAIR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Y <text:s text:c="25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Y PROTEIN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CH HAZEL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EN'S 50+ DAILY FORMULA <text:s text:c="2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EN'S DAILY FORMULA <text:s text:c="2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LATA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LKORI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NAX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NAX XR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RELTO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LJANZ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LOD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NADERM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NAZIN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NICA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AC AC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EVA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AFLE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FAXA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DOL 10-300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DOL 5-300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DOL 7.5-300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LAIR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PENE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PENEX HFA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ANDI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LOCAINE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ZAL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SMIN 28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Z <text:s text:c="25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ST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CLINZ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DITOR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FIRLUKAST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EPLO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MICET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NAFLEX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NTAC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RAH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RONTI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ROXOLYN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ASORB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AXANTHIN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BET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GERID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GERID OTC <text:s text:c="2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LBORAF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MPLAR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MURON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ATANE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PEP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BAX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STORETIC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STRIL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TIA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TONN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AC <text:s text:c="25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AGE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DOVUDIN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EUTO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C <text:s text:c="25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C ACETAT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C AMINO ACID CHELATE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C GLUCONATE <text:s text:c="2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C GLUCONATE/PUMPKIN SEED OIL/SAW PALMETTO <text:s text:c="21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C OXID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C OXIDE DIAPER CREAM <text:s text:c="2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C OXIDE/PETROLATUM, YELLOW <text:s text:c="22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C SULFATE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RASIDONE HCL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SOR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RGA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THROMAX <text:s text:c="24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THROMAX TRI-PAK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COR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FRAN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FRAN ODT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HYDRO ER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ADE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EDRONIC ACID <text:s text:c="2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EDRONIC ACID IN MANNITOL &amp; WATER FOR INJECTION <text:s text:c="20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MITRIPTAN <text:s text:c="2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OFT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 TARTRATE <text:s text:c="2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PIDEM TARTRATE ER <text:s text:c="23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VIT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MET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MIG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GRAN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ISAMIDE <text:s text:c="2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RTRESS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STAVAX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STRI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SYN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VIRAX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BAN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FLO <text:s text:c="24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OPRIM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MAXID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PREXA <text:s text:c="2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PREXA ZYDIS <text:s text:c="2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RTEC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RTEC-D <text:s text:c="2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TIGA <text:s text:c="2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VOX <text:s text:c="249"/>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eicu_drugname.A1:eicu_drugname.C4418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4T14:41:46.098343969</dc:date>
    <meta:editing-duration>PT4H35M55S</meta:editing-duration>
    <meta:editing-cycles>6</meta:editing-cycles>
    <meta:generator>LibreOffice/6.4.6.2$Linux_X86_64 LibreOffice_project/40$Build-2</meta:generator>
    <meta:document-statistic meta:table-count="1" meta:cell-count="5013" meta:object-count="0"/>
  </office:meta>
</office:document-meta>
</file>